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Art_5f_en_5f_tête">
      <style:text-properties fo:language="en" fo:country="US"/>
    </style:style>
    <style:style style:name="P2" style:family="paragraph" style:parent-style-name="Art_5f_en_5f_tête">
      <style:text-properties fo:language="en" fo:country="US" officeooo:paragraph-rsid="0121a09a"/>
    </style:style>
    <style:style style:name="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P4" style:family="paragraph" style:parent-style-name="Art_5f_pied_5f_de_5f_page">
      <style:text-properties fo:language="en" fo:country="US"/>
    </style:style>
    <style:style style:name="P5" style:family="paragraph" style:parent-style-name="Art_5f_pied_5f_de_5f_page">
      <loext:graphic-properties draw:fill="solid" draw:fill-color="#b84700" draw:opacity="100%"/>
      <style:paragraph-properties fo:background-color="#b84700"/>
      <style:text-properties fo:language="en" fo:country="US"/>
    </style:style>
    <style:style style:name="P6" style:family="paragraph" style:parent-style-name="Art_5f_fig_5f_légende">
      <style:text-properties officeooo:paragraph-rsid="026f33a3"/>
    </style:style>
    <style:style style:name="P7" style:family="paragraph" style:parent-style-name="Art_5f_fig_5f_légende">
      <style:text-properties fo:font-size="12pt" officeooo:rsid="01781b5f" officeooo:paragraph-rsid="017b566f" style:font-size-asian="12pt" style:font-size-complex="12pt"/>
    </style:style>
    <style:style style:name="P8" style:family="paragraph" style:parent-style-name="Art_5f_fig_5f_légende">
      <style:text-properties fo:font-size="9pt" officeooo:paragraph-rsid="028238a9" style:font-size-asian="9pt" style:font-size-complex="9pt"/>
    </style:style>
    <style:style style:name="P9" style:family="paragraph" style:parent-style-name="Art_5f_fig_5f_légende">
      <style:text-properties fo:font-weight="bold" style:font-weight-asian="bold" style:font-weight-complex="bold"/>
    </style:style>
    <style:style style:name="P10" style:family="paragraph" style:parent-style-name="Art_5f_texte">
      <style:text-properties style:font-name="Arial"/>
    </style:style>
    <style:style style:name="P11" style:family="paragraph" style:parent-style-name="Art_5f_texte">
      <style:text-properties style:font-name="Arial" officeooo:paragraph-rsid="023844c2"/>
    </style:style>
    <style:style style:name="P12" style:family="paragraph" style:parent-style-name="Art_5f_texte">
      <style:text-properties style:font-name="Arial" officeooo:rsid="02498302" officeooo:paragraph-rsid="028f5c8d"/>
    </style:style>
    <style:style style:name="P13" style:family="paragraph" style:parent-style-name="Art_5f_texte">
      <style:text-properties officeooo:paragraph-rsid="02689a39"/>
    </style:style>
    <style:style style:name="P14" style:family="paragraph" style:parent-style-name="Art_5f_texte">
      <style:text-properties officeooo:paragraph-rsid="028a5057"/>
    </style:style>
    <style:style style:name="P15" style:family="paragraph" style:parent-style-name="Art_5f_texte">
      <style:text-properties officeooo:paragraph-rsid="028f5c8d"/>
    </style:style>
    <style:style style:name="P16" style:family="paragraph" style:parent-style-name="Art_5f_texte">
      <style:text-properties officeooo:paragraph-rsid="02960413"/>
    </style:style>
    <style:style style:name="P17" style:family="paragraph" style:parent-style-name="Art_5f_texte">
      <style:text-properties officeooo:paragraph-rsid="0296530a"/>
    </style:style>
    <style:style style:name="P18" style:family="paragraph" style:parent-style-name="Art_5f_texte">
      <style:text-properties officeooo:paragraph-rsid="0298779c"/>
    </style:style>
    <style:style style:name="P19" style:family="paragraph" style:parent-style-name="Art_5f_titre1">
      <style:paragraph-properties fo:margin-left="0in" fo:margin-right="0in" fo:text-indent="0in" style:auto-text-indent="false"/>
      <style:text-properties fo:language="en" fo:country="US" officeooo:rsid="01dd9238" officeooo:paragraph-rsid="02162d8d"/>
    </style:style>
    <style:style style:name="P20" style:family="paragraph" style:parent-style-name="Art_5f_titre1">
      <style:paragraph-properties fo:margin-left="0in" fo:margin-right="0in" fo:text-indent="0in" style:auto-text-indent="false"/>
      <style:text-properties fo:language="en" fo:country="US" fo:font-style="normal" fo:font-weight="bold" officeooo:rsid="01c07f62" officeooo:paragraph-rsid="02162d8d" style:font-style-asian="normal" style:font-weight-asian="bold" style:font-style-complex="normal" style:font-weight-complex="bold"/>
    </style:style>
    <style:style style:name="P21" style:family="paragraph" style:parent-style-name="Art_5f_titre1">
      <style:paragraph-properties fo:margin-left="0in" fo:margin-right="0in" fo:text-indent="0in" style:auto-text-indent="false"/>
      <style:text-properties style:font-name="Arial" fo:language="en" fo:country="US" fo:font-style="normal" fo:font-weight="bold" officeooo:rsid="028a5057" officeooo:paragraph-rsid="028a5057" style:font-style-asian="normal" style:font-weight-asian="bold" style:font-style-complex="normal" style:font-weight-complex="bold"/>
    </style:style>
    <style:style style:name="P22" style:family="paragraph" style:parent-style-name="Art_5f_meta_5f_personne">
      <style:text-properties fo:language="en" fo:country="US" officeooo:rsid="001d68f3" officeooo:paragraph-rsid="001d68f3"/>
    </style:style>
    <style:style style:name="P23" style:family="paragraph" style:parent-style-name="Art_5f_meta_5f_affiliation">
      <style:text-properties fo:language="en" fo:country="US"/>
    </style:style>
    <style:style style:name="P24" style:family="paragraph" style:parent-style-name="Art_5f_meta_5f_affiliation">
      <style:text-properties fo:language="en" fo:country="US" officeooo:rsid="01c07f62" officeooo:paragraph-rsid="01c07f62"/>
    </style:style>
    <style:style style:name="P25" style:family="paragraph" style:parent-style-name="Art_5f_meta_5f_date">
      <style:text-properties fo:language="en" fo:country="US" officeooo:rsid="001e8223" officeooo:paragraph-rsid="001e8223"/>
    </style:style>
    <style:style style:name="P26" style:family="paragraph" style:parent-style-name="Art_5f_titre">
      <style:text-properties fo:language="en" fo:country="US" officeooo:rsid="01c07f62" officeooo:paragraph-rsid="01c07f62"/>
    </style:style>
    <style:style style:name="P27" style:family="paragraph" style:parent-style-name="Art_5f_titre1">
      <style:text-properties fo:language="en" fo:country="US" officeooo:rsid="01dd9238" officeooo:paragraph-rsid="01dd9238"/>
    </style:style>
    <style:style style:name="P28" style:family="paragraph" style:parent-style-name="Art_5f_titre1">
      <style:text-properties style:font-name="Arial" fo:language="en" fo:country="US" officeooo:paragraph-rsid="02689a39"/>
    </style:style>
    <style:style style:name="P29" style:family="paragraph" style:parent-style-name="Art_5f_ref">
      <style:text-properties fo:language="en" fo:country="US"/>
    </style:style>
    <style:style style:name="P30" style:family="paragraph" style:parent-style-name="Art_5f_titre_5f_biblio">
      <style:text-properties fo:language="en" fo:country="US"/>
    </style:style>
    <style:style style:name="P31" style:family="paragraph" style:parent-style-name="Art_5f_meta_5f_mots_5f_clés">
      <style:text-properties fo:language="en" fo:country="US" officeooo:paragraph-rsid="01f19172"/>
    </style:style>
    <style:style style:name="P32" style:family="paragraph" style:parent-style-name="Art_5f_titre_5f_table_5f_box">
      <style:paragraph-properties fo:text-align="justify" style:justify-single-word="false"/>
      <style:text-properties officeooo:rsid="0184df1e" officeooo:paragraph-rsid="02162d8d"/>
    </style:style>
    <style:style style:name="P33" style:family="paragraph" style:parent-style-name="Bibliography_20_1">
      <style:text-properties officeooo:paragraph-rsid="029c9c05"/>
    </style:style>
    <style:style style:name="P34" style:family="paragraph" style:parent-style-name="Art_5f_titre1" style:master-page-name="Art_5f_page_5f_2col">
      <style:paragraph-properties style:page-number="auto"/>
      <style:text-properties style:text-position="0% 100%" fo:language="en" fo:country="US" officeooo:paragraph-rsid="00aeabb7"/>
    </style:style>
    <style:style style:name="P35" style:family="paragraph" style:parent-style-name="Art_5f_texte_5f_résumé" style:master-page-name="Standard">
      <style:paragraph-properties style:page-number="auto"/>
      <style:text-properties fo:language="en" fo:country="US" officeooo:rsid="02798259" officeooo:paragraph-rsid="0283c498"/>
    </style:style>
    <style:style style:name="P36" style:family="paragraph" style:parent-style-name="Art_5f_fig_5f_légende">
      <style:text-properties fo:font-weight="bold" style:font-weight-asian="bold" style:font-weight-complex="bold"/>
    </style:style>
    <style:style style:name="P37" style:family="paragraph" style:parent-style-name="Art_5f_fig_5f_légende">
      <style:text-properties officeooo:paragraph-rsid="026f33a3"/>
    </style:style>
    <style:style style:name="P38" style:family="paragraph" style:parent-style-name="Art_5f_ref_5f_annot1" style:list-style-name="Art_5f_annot_5f_ref1">
      <style:text-properties fo:language="en" fo:country="US" officeooo:rsid="029c9c05" officeooo:paragraph-rsid="029c9c05"/>
    </style:style>
    <style:style style:name="P39" style:family="paragraph" style:parent-style-name="Art_5f_ref_5f_annot1" style:list-style-name="Art_5f_annot_5f_ref1">
      <style:text-properties fo:language="en" fo:country="US" officeooo:rsid="029cbd82" officeooo:paragraph-rsid="029cbd82"/>
    </style:style>
    <style:style style:name="P40" style:family="paragraph" style:parent-style-name="Art_5f_ref_5f_annot1" style:list-style-name="Art_5f_annot_5f_ref1">
      <style:text-properties fo:language="en" fo:country="US" officeooo:paragraph-rsid="029c9c05"/>
    </style:style>
    <style:style style:name="P41" style:family="paragraph" style:parent-style-name="Art_5f_ref_5f_annot2" style:list-style-name="Art_5f_annot_5f_ref1">
      <style:text-properties style:text-position="0% 100%" fo:language="en" fo:country="US" officeooo:rsid="029c58cc" officeooo:paragraph-rsid="029c9c05"/>
    </style:style>
    <style:style style:name="P42" style:family="paragraph" style:parent-style-name="Art_5f_ref_5f_annot2">
      <style:text-properties style:text-position="0% 100%" fo:language="en" fo:country="US" officeooo:rsid="029c58cc" officeooo:paragraph-rsid="029c58cc"/>
    </style:style>
    <style:style style:name="P43" style:family="paragraph" style:parent-style-name="Art_5f_ref_5f_annot2" style:list-style-name="Art_5f_annot_5f_ref2">
      <style:text-properties style:text-position="0% 100%" fo:language="en" fo:country="US" officeooo:rsid="029c9c05" officeooo:paragraph-rsid="029c9c05"/>
    </style:style>
    <style:style style:name="P44" style:family="paragraph" style:parent-style-name="Art_5f_ref_5f_annot2">
      <style:text-properties style:text-position="0% 100%" fo:language="en" fo:country="US" officeooo:rsid="029c9c05" officeooo:paragraph-rsid="029cbd82"/>
    </style:style>
    <style:style style:name="P45" style:family="paragraph" style:parent-style-name="Art_5f_ref_5f_annot2">
      <style:text-properties style:text-position="0% 100%" fo:language="en" fo:country="US" officeooo:rsid="029cc206" officeooo:paragraph-rsid="029cc206"/>
    </style:style>
    <style:style style:name="T1" style:family="text">
      <style:text-properties officeooo:rsid="0121a09a"/>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a951fc" style:font-size-asian="10pt" style:font-style-asian="italic" style:font-size-complex="10pt" style:font-style-complex="italic"/>
    </style:style>
    <style:style style:name="T6" style:family="text">
      <style:text-properties fo:font-size="10pt" fo:font-style="italic" officeooo:rsid="001d68f3" style:font-size-asian="10pt" style:font-style-asian="italic" style:font-size-complex="10pt" style:font-style-complex="italic"/>
    </style:style>
    <style:style style:name="T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officeooo:rsid="01c07f62"/>
    </style:style>
    <style:style style:name="T9" style:family="text">
      <style:text-properties officeooo:rsid="00120e5b"/>
    </style:style>
    <style:style style:name="T10" style:family="text">
      <style:text-properties fo:color="#000000" style:font-name="Arial"/>
    </style:style>
    <style:style style:name="T11" style:family="text">
      <style:text-properties fo:color="#000000" style:font-name="Arial" fo:font-size="10pt" officeooo:rsid="02695dc8" style:font-size-asian="10pt" style:font-size-complex="10pt"/>
    </style:style>
    <style:style style:name="T12" style:family="text">
      <style:text-properties fo:color="#000000" style:font-name="Arial" fo:font-size="10pt" officeooo:rsid="026cab57" style:font-size-asian="10pt" style:font-size-complex="10pt"/>
    </style:style>
    <style:style style:name="T13" style:family="text">
      <style:text-properties fo:color="#000000" style:font-name="Arial" fo:font-size="10pt" officeooo:rsid="026acd53" style:font-size-asian="10pt" style:font-size-complex="10pt"/>
    </style:style>
    <style:style style:name="T14" style:family="text">
      <style:text-properties fo:color="#000000" style:font-name="Arial" fo:font-size="10pt" officeooo:rsid="027619bf" style:font-size-asian="10pt" style:font-size-complex="10pt"/>
    </style:style>
    <style:style style:name="T15" style:family="text">
      <style:text-properties fo:color="#000000" style:font-name="Arial" fo:font-size="10pt" officeooo:rsid="0276de27" style:font-size-asian="10pt" style:font-size-complex="10pt"/>
    </style:style>
    <style:style style:name="T16" style:family="text">
      <style:text-properties fo:color="#000000" style:font-name="Arial" fo:font-size="10pt" officeooo:rsid="0277e782" style:font-size-asian="10pt" style:font-size-complex="10pt"/>
    </style:style>
    <style:style style:name="T17" style:family="text">
      <style:text-properties fo:color="#000000" style:font-name="Arial" fo:font-size="10pt" officeooo:rsid="0278a8e1" style:font-size-asian="10pt" style:font-size-complex="10pt"/>
    </style:style>
    <style:style style:name="T18" style:family="text">
      <style:text-properties fo:color="#000000" style:font-name="Arial" fo:font-size="10pt" officeooo:rsid="022edd81" style:font-size-asian="10pt" style:font-size-complex="10pt"/>
    </style:style>
    <style:style style:name="T19" style:family="text">
      <style:text-properties fo:color="#000000" style:font-name="Arial" fo:font-size="10pt" officeooo:rsid="027b41b9" style:font-size-asian="10pt" style:font-size-complex="10pt"/>
    </style:style>
    <style:style style:name="T20" style:family="text">
      <style:text-properties fo:color="#000000" style:font-name="Arial" fo:font-size="10pt" officeooo:rsid="027cf380" style:font-size-asian="10pt" style:font-size-complex="10pt"/>
    </style:style>
    <style:style style:name="T21" style:family="text">
      <style:text-properties fo:color="#000000" style:font-name="Arial" fo:font-size="10pt" officeooo:rsid="0283c498" style:font-size-asian="10pt" style:font-size-complex="10pt"/>
    </style:style>
    <style:style style:name="T22" style:family="text">
      <style:text-properties fo:color="#000000" style:font-name="Arial" fo:font-size="10pt" officeooo:rsid="0293115f" style:font-size-asian="10pt" style:font-size-complex="10pt"/>
    </style:style>
    <style:style style:name="T23" style:family="text">
      <style:text-properties fo:color="#000000" style:font-name="Arial" fo:font-size="10pt" fo:language="en" fo:country="US" officeooo:rsid="021919e7" style:font-size-asian="10pt" style:font-size-complex="10pt"/>
    </style:style>
    <style:style style:name="T24" style:family="text">
      <style:text-properties fo:color="#000000" style:font-name="Arial" fo:font-size="10pt" fo:language="en" fo:country="US" officeooo:rsid="0226a559" style:font-size-asian="10pt" style:font-size-complex="10pt"/>
    </style:style>
    <style:style style:name="T25" style:family="text">
      <style:text-properties fo:color="#000000" style:font-name="Arial" fo:font-size="10pt" fo:language="en" fo:country="US" officeooo:rsid="0224eb05" style:font-size-asian="10pt" style:font-size-complex="10pt"/>
    </style:style>
    <style:style style:name="T26" style:family="text">
      <style:text-properties fo:color="#000000" style:font-name="Arial" fo:font-size="10pt" fo:language="en" fo:country="US" officeooo:rsid="0274548a" style:font-size-asian="10pt" style:font-size-complex="10pt"/>
    </style:style>
    <style:style style:name="T27" style:family="text">
      <style:text-properties fo:color="#000000" style:font-name="Arial" fo:font-size="10pt" fo:language="en" fo:country="US" officeooo:rsid="02248f6e" style:font-size-asian="10pt" style:font-size-complex="10pt"/>
    </style:style>
    <style:style style:name="T28" style:family="text">
      <style:text-properties fo:color="#000000" style:font-name="Arial" fo:font-size="10pt" fo:language="en" fo:country="US" officeooo:rsid="021dcb1f" style:font-size-asian="10pt" style:font-size-complex="10pt"/>
    </style:style>
    <style:style style:name="T29" style:family="text">
      <style:text-properties fo:color="#000000" style:font-name="Arial" fo:font-size="10pt" fo:language="en" fo:country="US" officeooo:rsid="021f206a" style:font-size-asian="10pt" style:font-size-complex="10pt"/>
    </style:style>
    <style:style style:name="T30" style:family="text">
      <style:text-properties fo:color="#000000" style:font-name="Arial" fo:font-size="10pt" fo:language="en" fo:country="US" officeooo:rsid="0283c498" style:font-size-asian="10pt" style:font-size-complex="10pt"/>
    </style:style>
    <style:style style:name="T31" style:family="text">
      <style:text-properties fo:color="#000000" style:font-name="Arial" fo:font-size="10pt" fo:language="en" fo:country="US" officeooo:rsid="022ad0f3" style:font-size-asian="10pt" style:font-size-complex="10pt"/>
    </style:style>
    <style:style style:name="T32" style:family="text">
      <style:text-properties fo:color="#000000" style:font-name="Arial" fo:font-size="9pt" fo:language="en" fo:country="US" fo:font-weight="normal" officeooo:rsid="026acd53" style:font-size-asian="9pt" style:font-weight-asian="normal" style:font-size-complex="9pt" style:font-weight-complex="normal"/>
    </style:style>
    <style:style style:name="T33" style:family="text">
      <style:text-properties fo:color="#000000" style:font-name="Arial" fo:font-size="9pt" fo:language="en" fo:country="US" fo:font-weight="normal" officeooo:rsid="028109b3" style:font-size-asian="9pt" style:font-weight-asian="normal" style:font-size-complex="9pt" style:font-weight-complex="normal"/>
    </style:style>
    <style:style style:name="T34" style:family="text">
      <style:text-properties fo:color="#000000" style:font-name="Arial" officeooo:rsid="022ad0f3"/>
    </style:style>
    <style:style style:name="T35" style:family="text">
      <style:text-properties fo:color="#000000" style:font-name="Arial" fo:language="en" fo:country="US" officeooo:rsid="022ad0f3"/>
    </style:style>
    <style:style style:name="T36" style:family="text">
      <style:text-properties fo:color="#000000" style:font-name="Arial" fo:language="en" fo:country="US" officeooo:rsid="022c0e02"/>
    </style:style>
    <style:style style:name="T37" style:family="text">
      <style:text-properties fo:color="#000000" style:font-name="Arial" fo:language="en" fo:country="US" officeooo:rsid="01c4e211"/>
    </style:style>
    <style:style style:name="T38" style:family="text">
      <style:text-properties fo:color="#000000" style:font-name="Arial" fo:language="en" fo:country="US" officeooo:rsid="01f73960"/>
    </style:style>
    <style:style style:name="T39" style:family="text">
      <style:text-properties fo:color="#000000" style:font-name="Arial" fo:language="en" fo:country="US" officeooo:rsid="0283c498"/>
    </style:style>
    <style:style style:name="T40" style:family="text">
      <style:text-properties fo:color="#000000" style:font-name="Arial" fo:language="en" fo:country="US" officeooo:rsid="022e9c74"/>
    </style:style>
    <style:style style:name="T41" style:family="text">
      <style:text-properties fo:color="#000000" style:font-name="Arial" fo:language="en" fo:country="US" officeooo:rsid="026eb8a7"/>
    </style:style>
    <style:style style:name="T42" style:family="text">
      <style:text-properties fo:color="#000000" style:font-name="Arial" fo:language="en" fo:country="US" officeooo:rsid="02852a27"/>
    </style:style>
    <style:style style:name="T43" style:family="text">
      <style:text-properties fo:color="#000000" style:font-name="Arial" fo:language="en" fo:country="US" officeooo:rsid="022edd81"/>
    </style:style>
    <style:style style:name="T44" style:family="text">
      <style:text-properties fo:color="#000000" style:font-name="Arial" fo:language="en" fo:country="US" officeooo:rsid="0274548a"/>
    </style:style>
    <style:style style:name="T45" style:family="text">
      <style:text-properties fo:color="#000000" style:font-name="Arial" fo:language="en" fo:country="US" officeooo:rsid="021919e7"/>
    </style:style>
    <style:style style:name="T46" style:family="text">
      <style:text-properties fo:color="#000000" style:font-name="Arial" fo:language="en" fo:country="US" officeooo:rsid="028a5057"/>
    </style:style>
    <style:style style:name="T47" style:family="text">
      <style:text-properties fo:color="#000000" style:font-name="Arial" fo:language="en" fo:country="US" officeooo:rsid="02001530"/>
    </style:style>
    <style:style style:name="T48" style:family="text">
      <style:text-properties fo:color="#000000" style:font-name="Arial" officeooo:rsid="0283c498"/>
    </style:style>
    <style:style style:name="T49" style:family="text">
      <style:text-properties fo:color="#000000" style:font-name="Arial" officeooo:rsid="022c0e02"/>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2667fd8" style:font-weight-asian="bold" style:font-weight-complex="bold"/>
    </style:style>
    <style:style style:name="T53" style:family="text">
      <style:text-properties fo:font-weight="bold" officeooo:rsid="0259425e" style:font-weight-asian="bold" style:font-weight-complex="bold"/>
    </style:style>
    <style:style style:name="T54" style:family="text">
      <style:text-properties fo:font-weight="bold" officeooo:rsid="026eb8a7" style:font-weight-asian="bold" style:font-weight-complex="bold"/>
    </style:style>
    <style:style style:name="T55" style:family="text">
      <style:text-properties fo:font-weight="bold" officeooo:rsid="002de44a" style:font-weight-asian="bold" style:font-weight-complex="bold"/>
    </style:style>
    <style:style style:name="T56" style:family="text">
      <style:text-properties fo:font-weight="bold" officeooo:rsid="01b5cc06" style:font-weight-asian="bold" style:font-weight-complex="bold"/>
    </style:style>
    <style:style style:name="T57" style:family="text">
      <style:text-properties fo:font-weight="bold" officeooo:rsid="02455547" style:font-weight-asian="bold" style:font-weight-complex="bold"/>
    </style:style>
    <style:style style:name="T58" style:family="text">
      <style:text-properties fo:font-weight="bold" officeooo:rsid="02852a27" style:font-weight-asian="bold" style:font-weight-complex="bold"/>
    </style:style>
    <style:style style:name="T59" style:family="text">
      <style:text-properties fo:font-weight="bold" officeooo:rsid="028ddf47" style:font-weight-asian="bold" style:font-weight-complex="bold"/>
    </style:style>
    <style:style style:name="T60" style:family="text">
      <style:text-properties officeooo:rsid="02852a27"/>
    </style:style>
    <style:style style:name="T61" style:family="text">
      <style:text-properties style:font-name="Arial"/>
    </style:style>
    <style:style style:name="T62" style:family="text">
      <style:text-properties style:font-name="Arial" officeooo:rsid="025ceaa4"/>
    </style:style>
    <style:style style:name="T63" style:family="text">
      <style:text-properties style:font-name="Arial" officeooo:rsid="025dcb8b"/>
    </style:style>
    <style:style style:name="T64" style:family="text">
      <style:text-properties style:font-name="Arial" fo:language="en" fo:country="US" officeooo:rsid="021dcb1f"/>
    </style:style>
    <style:style style:name="T65" style:family="text">
      <style:text-properties style:font-name="Arial" fo:language="en" fo:country="US" officeooo:rsid="021919e7"/>
    </style:style>
    <style:style style:name="T66" style:family="text">
      <style:text-properties style:font-name="Arial" fo:language="en" fo:country="US" officeooo:rsid="021be91a"/>
    </style:style>
    <style:style style:name="T67" style:family="text">
      <style:text-properties style:font-name="Arial" fo:language="en" fo:country="US" officeooo:rsid="0220f789"/>
    </style:style>
    <style:style style:name="T68" style:family="text">
      <style:text-properties style:font-name="Arial" fo:language="en" fo:country="US" officeooo:rsid="02248f6e"/>
    </style:style>
    <style:style style:name="T69" style:family="text">
      <style:text-properties style:font-name="Arial" fo:language="en" fo:country="US" officeooo:rsid="021f206a"/>
    </style:style>
    <style:style style:name="T70" style:family="text">
      <style:text-properties style:font-name="Arial" fo:language="en" fo:country="US" officeooo:rsid="0218d4e9"/>
    </style:style>
    <style:style style:name="T71" style:family="text">
      <style:text-properties style:font-name="Arial" fo:language="en" fo:country="US" officeooo:rsid="01c3de47"/>
    </style:style>
    <style:style style:name="T72" style:family="text">
      <style:text-properties style:font-name="Arial" fo:language="en" fo:country="US" officeooo:rsid="01d9e961"/>
    </style:style>
    <style:style style:name="T73" style:family="text">
      <style:text-properties style:font-name="Arial" fo:language="en" fo:country="US" officeooo:rsid="02415e01"/>
    </style:style>
    <style:style style:name="T74" style:family="text">
      <style:text-properties style:font-name="Arial" fo:language="en" fo:country="US" officeooo:rsid="01f4e0d3"/>
    </style:style>
    <style:style style:name="T75" style:family="text">
      <style:text-properties style:font-name="Arial" fo:language="en" fo:country="US" officeooo:rsid="01f4db53"/>
    </style:style>
    <style:style style:name="T76" style:family="text">
      <style:text-properties style:font-name="Arial" fo:language="en" fo:country="US" officeooo:rsid="01c9085d"/>
    </style:style>
    <style:style style:name="T77" style:family="text">
      <style:text-properties style:font-name="Arial" fo:language="en" fo:country="US" officeooo:rsid="02128e09"/>
    </style:style>
    <style:style style:name="T78" style:family="text">
      <style:text-properties style:font-name="Arial" fo:language="en" fo:country="US" officeooo:rsid="020ebbaa"/>
    </style:style>
    <style:style style:name="T79" style:family="text">
      <style:text-properties style:font-name="Arial" fo:language="en" fo:country="US" officeooo:rsid="01f40a0f"/>
    </style:style>
    <style:style style:name="T80" style:family="text">
      <style:text-properties style:font-name="Arial" fo:language="en" fo:country="US" officeooo:rsid="01f9e87d"/>
    </style:style>
    <style:style style:name="T81" style:family="text">
      <style:text-properties style:font-name="Arial" fo:language="en" fo:country="US" officeooo:rsid="02162d8d"/>
    </style:style>
    <style:style style:name="T82" style:family="text">
      <style:text-properties style:font-name="Arial" fo:language="en" fo:country="US" officeooo:rsid="021080a9"/>
    </style:style>
    <style:style style:name="T83" style:family="text">
      <style:text-properties style:font-name="Arial" fo:language="en" fo:country="US" officeooo:rsid="01fd230c"/>
    </style:style>
    <style:style style:name="T84" style:family="text">
      <style:text-properties style:font-name="Arial" fo:language="en" fo:country="US" officeooo:rsid="01c07f62"/>
    </style:style>
    <style:style style:name="T85" style:family="text">
      <style:text-properties style:font-name="Arial" fo:language="en" fo:country="US" officeooo:rsid="01be21ca"/>
    </style:style>
    <style:style style:name="T86" style:family="text">
      <style:text-properties style:font-name="Arial" fo:language="en" fo:country="US" officeooo:rsid="01b5d40c"/>
    </style:style>
    <style:style style:name="T87" style:family="text">
      <style:text-properties style:font-name="Arial" fo:language="en" fo:country="US" officeooo:rsid="004d1394"/>
    </style:style>
    <style:style style:name="T88" style:family="text">
      <style:text-properties style:font-name="Arial" fo:language="en" fo:country="US" officeooo:rsid="003d78da"/>
    </style:style>
    <style:style style:name="T89" style:family="text">
      <style:text-properties style:font-name="Arial" fo:language="en" fo:country="US" fo:font-weight="normal" officeooo:rsid="004d1394" style:font-weight-asian="normal" style:font-weight-complex="normal"/>
    </style:style>
    <style:style style:name="T90" style:family="text">
      <style:text-properties style:font-name="Arial" fo:language="en" fo:country="US" fo:font-weight="normal" officeooo:rsid="004daa93" style:font-weight-asian="normal" style:font-weight-complex="normal"/>
    </style:style>
    <style:style style:name="T91" style:family="text">
      <style:text-properties style:font-name="Arial" fo:language="en" fo:country="US" fo:font-weight="normal" officeooo:rsid="021fdd6b" style:font-weight-asian="normal" style:font-weight-complex="normal"/>
    </style:style>
    <style:style style:name="T92" style:family="text">
      <style:text-properties style:font-name="Arial" fo:language="en" fo:country="US" fo:font-weight="normal" officeooo:rsid="0220f789" style:font-weight-asian="normal" style:font-weight-complex="normal"/>
    </style:style>
    <style:style style:name="T93" style:family="text">
      <style:text-properties style:font-name="Arial" fo:language="en" fo:country="US" fo:font-weight="normal" officeooo:rsid="02248f6e" style:font-weight-asian="normal" style:font-weight-complex="normal"/>
    </style:style>
    <style:style style:name="T94" style:family="text">
      <style:text-properties style:font-name="Arial" fo:language="en" fo:country="US" fo:font-weight="normal" officeooo:rsid="0283c498" style:font-weight-asian="normal" style:font-weight-complex="normal"/>
    </style:style>
    <style:style style:name="T95" style:family="text">
      <style:text-properties style:font-name="Arial" fo:language="en" fo:country="US" officeooo:rsid="021fdd6b"/>
    </style:style>
    <style:style style:name="T96" style:family="text">
      <style:text-properties style:font-name="Arial" fo:language="en" fo:country="US" officeooo:rsid="022b2d55"/>
    </style:style>
    <style:style style:name="T97" style:family="text">
      <style:text-properties style:font-name="Arial" fo:language="en" fo:country="US" officeooo:rsid="0222da60"/>
    </style:style>
    <style:style style:name="T98" style:family="text">
      <style:text-properties style:font-name="Arial" fo:language="en" fo:country="US" officeooo:rsid="02736b8e"/>
    </style:style>
    <style:style style:name="T99" style:family="text">
      <style:text-properties style:font-name="Arial" fo:language="en" fo:country="US" officeooo:rsid="028238a9"/>
    </style:style>
    <style:style style:name="T100" style:family="text">
      <style:text-properties style:font-name="Arial" fo:language="en" fo:country="US" officeooo:rsid="0283c498"/>
    </style:style>
    <style:style style:name="T101" style:family="text">
      <style:text-properties style:font-name="Arial" fo:language="en" fo:country="US" officeooo:rsid="02852a27"/>
    </style:style>
    <style:style style:name="T102" style:family="text">
      <style:text-properties style:font-name="Arial" fo:language="en" fo:country="US" officeooo:rsid="01ffc849"/>
    </style:style>
    <style:style style:name="T103" style:family="text">
      <style:text-properties style:font-name="Arial" fo:language="en" fo:country="US" officeooo:rsid="01f5ea4a"/>
    </style:style>
    <style:style style:name="T104" style:family="text">
      <style:text-properties style:font-name="Arial" fo:language="en" fo:country="US" officeooo:rsid="01f53241"/>
    </style:style>
    <style:style style:name="T105" style:family="text">
      <style:text-properties style:font-name="Arial" fo:language="en" fo:country="US" officeooo:rsid="01f73960"/>
    </style:style>
    <style:style style:name="T106" style:family="text">
      <style:text-properties style:font-name="Arial" fo:language="en" fo:country="US" officeooo:rsid="01f6c08f"/>
    </style:style>
    <style:style style:name="T107" style:family="text">
      <style:text-properties style:font-name="Arial" fo:language="en" fo:country="US" officeooo:rsid="0213cfb1"/>
    </style:style>
    <style:style style:name="T108" style:family="text">
      <style:text-properties style:font-name="Arial" fo:language="en" fo:country="US" officeooo:rsid="020e7d4a"/>
    </style:style>
    <style:style style:name="T109" style:family="text">
      <style:text-properties style:font-name="Arial" fo:language="en" fo:country="US" officeooo:rsid="01faa075"/>
    </style:style>
    <style:style style:name="T110" style:family="text">
      <style:text-properties style:font-name="Arial" fo:language="en" fo:country="US" officeooo:rsid="0270fb8b"/>
    </style:style>
    <style:style style:name="T111" style:family="text">
      <style:text-properties style:font-name="Arial" fo:language="en" fo:country="US" officeooo:rsid="01fbcb5b"/>
    </style:style>
    <style:style style:name="T112" style:family="text">
      <style:text-properties style:font-name="Arial" fo:language="en" fo:country="US" officeooo:rsid="01f87670"/>
    </style:style>
    <style:style style:name="T113" style:family="text">
      <style:text-properties style:font-name="Arial" fo:language="en" fo:country="US" officeooo:rsid="01fd9954"/>
    </style:style>
    <style:style style:name="T114" style:family="text">
      <style:text-properties style:font-name="Arial" fo:language="en" fo:country="US" officeooo:rsid="0216ea75"/>
    </style:style>
    <style:style style:name="T115" style:family="text">
      <style:text-properties style:font-name="Arial" fo:language="en" fo:country="US" officeooo:rsid="022ad0f3"/>
    </style:style>
    <style:style style:name="T116" style:family="text">
      <style:text-properties style:font-name="Arial" fo:language="en" fo:country="US" officeooo:rsid="0035fca6"/>
    </style:style>
    <style:style style:name="T117" style:family="text">
      <style:text-properties style:font-name="Arial" fo:language="en" fo:country="US" officeooo:rsid="025392ee"/>
    </style:style>
    <style:style style:name="T118" style:family="text">
      <style:text-properties style:font-name="Arial" fo:language="en" fo:country="US" officeooo:rsid="022e9c74"/>
    </style:style>
    <style:style style:name="T119" style:family="text">
      <style:text-properties style:font-name="Arial" fo:language="en" fo:country="US" officeooo:rsid="028af671"/>
    </style:style>
    <style:style style:name="T120" style:family="text">
      <style:text-properties style:font-name="Arial" fo:language="en" fo:country="US" officeooo:rsid="028b41b8"/>
    </style:style>
    <style:style style:name="T121" style:family="text">
      <style:text-properties style:font-name="Arial" fo:language="en" fo:country="US" officeooo:rsid="028ddf47"/>
    </style:style>
    <style:style style:name="T122" style:family="text">
      <style:text-properties style:font-name="Arial" fo:language="en" fo:country="US" officeooo:rsid="028f5c8d"/>
    </style:style>
    <style:style style:name="T123" style:family="text">
      <style:text-properties style:font-name="Arial" fo:language="en" fo:country="US" officeooo:rsid="02558baa"/>
    </style:style>
    <style:style style:name="T124" style:family="text">
      <style:text-properties style:font-name="Arial" fo:language="en" fo:country="US" officeooo:rsid="0265ebc5"/>
    </style:style>
    <style:style style:name="T125" style:family="text">
      <style:text-properties style:font-name="Arial" fo:language="en" fo:country="US" officeooo:rsid="028952a2"/>
    </style:style>
    <style:style style:name="T126" style:family="text">
      <style:text-properties style:font-name="Arial" fo:language="en" fo:country="US" officeooo:rsid="0298779c"/>
    </style:style>
    <style:style style:name="T127" style:family="text">
      <style:text-properties style:font-name="Arial" officeooo:rsid="023844c2"/>
    </style:style>
    <style:style style:name="T128" style:family="text">
      <style:text-properties style:font-name="Arial" officeooo:rsid="023e9713"/>
    </style:style>
    <style:style style:name="T129" style:family="text">
      <style:text-properties style:font-name="Arial" officeooo:rsid="01ff339a"/>
    </style:style>
    <style:style style:name="T130" style:family="text">
      <style:text-properties style:font-name="Arial" officeooo:rsid="02429393"/>
    </style:style>
    <style:style style:name="T131" style:family="text">
      <style:text-properties style:font-name="Arial" officeooo:rsid="023fb4d2"/>
    </style:style>
    <style:style style:name="T132" style:family="text">
      <style:text-properties style:font-name="Arial" officeooo:rsid="02001530"/>
    </style:style>
    <style:style style:name="T133" style:family="text">
      <style:text-properties style:font-name="Arial" officeooo:rsid="02415e01"/>
    </style:style>
    <style:style style:name="T134" style:family="text">
      <style:text-properties style:font-name="Arial" officeooo:rsid="02407506"/>
    </style:style>
    <style:style style:name="T135" style:family="text">
      <style:text-properties style:font-name="Arial" officeooo:rsid="0241b812"/>
    </style:style>
    <style:style style:name="T136" style:family="text">
      <style:text-properties style:font-name="Arial" officeooo:rsid="02412c44"/>
    </style:style>
    <style:style style:name="T137" style:family="text">
      <style:text-properties style:font-name="Arial" fo:font-size="10pt" style:font-size-asian="10pt" style:font-size-complex="10pt"/>
    </style:style>
    <style:style style:name="T138" style:family="text">
      <style:text-properties style:font-name="Arial" fo:font-size="10pt" officeooo:rsid="024216e5" style:font-size-asian="10pt" style:font-size-complex="10pt"/>
    </style:style>
    <style:style style:name="T139" style:family="text">
      <style:text-properties style:font-name="Arial" fo:font-size="10pt" officeooo:rsid="0241b812" style:font-size-asian="10pt" style:font-size-complex="10pt"/>
    </style:style>
    <style:style style:name="T140" style:family="text">
      <style:text-properties style:font-name="Arial" fo:font-size="10pt" officeooo:rsid="02001530" style:font-size-asian="10pt" style:font-size-complex="10pt"/>
    </style:style>
    <style:style style:name="T141" style:family="text">
      <style:text-properties style:font-name="Arial" fo:font-size="10pt" officeooo:rsid="01f53241" style:font-size-asian="10pt" style:font-size-complex="10pt"/>
    </style:style>
    <style:style style:name="T142" style:family="text">
      <style:text-properties style:font-name="Arial" fo:font-size="10pt" officeooo:rsid="02429393" style:font-size-asian="10pt" style:font-size-complex="10pt"/>
    </style:style>
    <style:style style:name="T143" style:family="text">
      <style:text-properties style:font-name="Arial" fo:font-size="10pt" officeooo:rsid="02415e01" style:font-size-asian="10pt" style:font-size-complex="10pt"/>
    </style:style>
    <style:style style:name="T144" style:family="text">
      <style:text-properties style:font-name="Arial" fo:font-size="10pt" officeooo:rsid="026396b5" style:font-size-asian="10pt" style:font-size-complex="10pt"/>
    </style:style>
    <style:style style:name="T145" style:family="text">
      <style:text-properties style:font-name="Arial" fo:font-size="10pt" officeooo:rsid="0274548a" style:font-size-asian="10pt" style:font-size-complex="10pt"/>
    </style:style>
    <style:style style:name="T146" style:family="text">
      <style:text-properties style:font-name="Arial" fo:font-size="10pt" officeooo:rsid="02852a27" style:font-size-asian="10pt" style:font-size-complex="10pt"/>
    </style:style>
    <style:style style:name="T147" style:family="text">
      <style:text-properties style:font-name="Arial" fo:font-size="10pt" fo:language="en" fo:country="US" officeooo:rsid="028ddf47" style:font-size-asian="10pt" style:font-size-complex="10pt"/>
    </style:style>
    <style:style style:name="T148" style:family="text">
      <style:text-properties style:font-name="Arial" fo:font-size="10pt" fo:language="en" fo:country="US" officeooo:rsid="01f87670" style:font-size-asian="10pt" style:font-size-complex="10pt"/>
    </style:style>
    <style:style style:name="T149" style:family="text">
      <style:text-properties style:font-name="Arial" officeooo:rsid="02315ec3"/>
    </style:style>
    <style:style style:name="T150" style:family="text">
      <style:text-properties style:font-name="Arial" officeooo:rsid="023ab26d"/>
    </style:style>
    <style:style style:name="T151" style:family="text">
      <style:text-properties style:font-name="Arial" officeooo:rsid="01f53241"/>
    </style:style>
    <style:style style:name="T152" style:family="text">
      <style:text-properties style:font-name="Arial" officeooo:rsid="01c3de47"/>
    </style:style>
    <style:style style:name="T153" style:family="text">
      <style:text-properties style:font-name="Arial" fo:font-weight="normal" officeooo:rsid="023fb4d2" style:font-weight-asian="normal" style:font-weight-complex="normal"/>
    </style:style>
    <style:style style:name="T154" style:family="text">
      <style:text-properties style:font-name="Arial" fo:font-weight="normal" officeooo:rsid="02429393" style:font-weight-asian="normal" style:font-weight-complex="normal"/>
    </style:style>
    <style:style style:name="T155" style:family="text">
      <style:text-properties style:font-name="Arial" fo:font-weight="normal" officeooo:rsid="02407506" style:font-weight-asian="normal" style:font-weight-complex="normal"/>
    </style:style>
    <style:style style:name="T156" style:family="text">
      <style:text-properties style:font-name="Arial" fo:font-weight="normal" officeooo:rsid="02001530" style:font-weight-asian="normal" style:font-weight-complex="normal"/>
    </style:style>
    <style:style style:name="T157" style:family="text">
      <style:text-properties style:font-name="Arial" fo:font-weight="normal" officeooo:rsid="023e9713" style:font-weight-asian="normal" style:font-weight-complex="normal"/>
    </style:style>
    <style:style style:name="T158" style:family="text">
      <style:text-properties style:font-name="Arial" fo:font-weight="normal" officeooo:rsid="02727d73" style:font-weight-asian="normal" style:font-weight-complex="normal"/>
    </style:style>
    <style:style style:name="T159" style:family="text">
      <style:text-properties style:font-name="Arial" officeooo:rsid="0259425e"/>
    </style:style>
    <style:style style:name="T160" style:family="text">
      <style:text-properties style:font-name="Arial" officeooo:rsid="025a37f0"/>
    </style:style>
    <style:style style:name="T161" style:family="text">
      <style:text-properties style:font-name="Arial" officeooo:rsid="025bc8cf"/>
    </style:style>
    <style:style style:name="T162" style:family="text">
      <style:text-properties style:font-name="Arial" officeooo:rsid="025c225b"/>
    </style:style>
    <style:style style:name="T163" style:family="text">
      <style:text-properties style:font-name="Arial" officeooo:rsid="025efa0b"/>
    </style:style>
    <style:style style:name="T164" style:family="text">
      <style:text-properties style:font-name="Arial" officeooo:rsid="0260625e"/>
    </style:style>
    <style:style style:name="T165" style:family="text">
      <style:text-properties style:font-name="Arial" officeooo:rsid="02689a39"/>
    </style:style>
    <style:style style:name="T166" style:family="text">
      <style:text-properties style:font-name="Arial" officeooo:rsid="026eb8a7"/>
    </style:style>
    <style:style style:name="T167" style:family="text">
      <style:text-properties style:font-name="Arial" officeooo:rsid="02727d73"/>
    </style:style>
    <style:style style:name="T168" style:family="text">
      <style:text-properties style:font-name="Arial" officeooo:rsid="02736b8e"/>
    </style:style>
    <style:style style:name="T169" style:family="text">
      <style:text-properties style:font-name="Arial" officeooo:rsid="028238a9"/>
    </style:style>
    <style:style style:name="T170" style:family="text">
      <style:text-properties style:font-name="Arial" officeooo:rsid="0238be80"/>
    </style:style>
    <style:style style:name="T171" style:family="text">
      <style:text-properties style:font-name="Arial" officeooo:rsid="02311c83"/>
    </style:style>
    <style:style style:name="T172" style:family="text">
      <style:text-properties style:font-name="Arial" officeooo:rsid="0282d1d3"/>
    </style:style>
    <style:style style:name="T173" style:family="text">
      <style:text-properties style:font-name="Arial" officeooo:rsid="02852a27"/>
    </style:style>
    <style:style style:name="T174" style:family="text">
      <style:text-properties style:font-name="Arial" fo:font-size="9pt" fo:font-weight="normal" officeooo:rsid="028109b3" style:font-size-asian="9pt" style:font-weight-asian="normal" style:font-size-complex="9pt" style:font-weight-complex="normal"/>
    </style:style>
    <style:style style:name="T175" style:family="text">
      <style:text-properties style:font-name="Arial" fo:font-weight="bold" officeooo:rsid="028952a2" style:font-weight-asian="bold" style:font-weight-complex="bold"/>
    </style:style>
    <style:style style:name="T176" style:family="text">
      <style:text-properties style:font-name="Arial" fo:font-weight="bold" officeooo:rsid="023fb4d2" style:font-weight-asian="bold" style:font-weight-complex="bold"/>
    </style:style>
    <style:style style:name="T177" style:family="text">
      <style:text-properties style:font-name="Arial" officeooo:rsid="024b1276"/>
    </style:style>
    <style:style style:name="T178" style:family="text">
      <style:text-properties style:font-name="Arial" officeooo:rsid="025392ee"/>
    </style:style>
    <style:style style:name="T179" style:family="text">
      <style:text-properties style:font-name="Arial" officeooo:rsid="0283c498"/>
    </style:style>
    <style:style style:name="T180" style:family="text">
      <style:text-properties style:font-name="Arial" officeooo:rsid="022ad0f3"/>
    </style:style>
    <style:style style:name="T181" style:family="text">
      <style:text-properties style:font-name="Arial" officeooo:rsid="028cbfaf"/>
    </style:style>
    <style:style style:name="T182" style:family="text">
      <style:text-properties style:font-name="Arial" officeooo:rsid="028ddf47"/>
    </style:style>
    <style:style style:name="T183" style:family="text">
      <style:text-properties style:font-name="Arial" officeooo:rsid="02911d5d"/>
    </style:style>
    <style:style style:name="T184" style:family="text">
      <style:text-properties style:font-name="Arial" officeooo:rsid="028f5c8d"/>
    </style:style>
    <style:style style:name="T185" style:family="text">
      <style:text-properties style:font-name="Arial" officeooo:rsid="023ca067"/>
    </style:style>
    <style:style style:name="T186" style:family="text">
      <style:text-properties style:font-name="Arial" officeooo:rsid="029180fe"/>
    </style:style>
    <style:style style:name="T187" style:family="text">
      <style:text-properties style:font-name="Arial" officeooo:rsid="0230ee97"/>
    </style:style>
    <style:style style:name="T188" style:family="text">
      <style:text-properties fo:language="en" fo:country="US" fo:font-weight="bold" officeooo:rsid="022b2d55" style:font-weight-asian="bold" style:font-weight-complex="bold"/>
    </style:style>
    <style:style style:name="T189" style:family="text">
      <style:text-properties fo:language="en" fo:country="US" fo:font-weight="bold" officeooo:rsid="021dcb1f" style:font-weight-asian="bold" style:font-weight-complex="bold"/>
    </style:style>
    <style:style style:name="T190" style:family="text">
      <style:text-properties fo:language="en" fo:country="US" officeooo:rsid="01c3de47"/>
    </style:style>
    <style:style style:name="T191" style:family="text">
      <style:text-properties fo:language="en" fo:country="US" officeooo:rsid="01fb0761"/>
    </style:style>
    <style:style style:name="T192" style:family="text">
      <style:text-properties fo:language="en" fo:country="US" officeooo:rsid="01fbcb5b"/>
    </style:style>
    <style:style style:name="T193" style:family="text">
      <style:text-properties fo:language="en" fo:country="US" officeooo:rsid="01fd230c"/>
    </style:style>
    <style:style style:name="T194" style:family="text">
      <style:text-properties fo:language="en" fo:country="US" officeooo:rsid="021dcb1f"/>
    </style:style>
    <style:style style:name="T195" style:family="text">
      <style:text-properties fo:language="en" fo:country="US" officeooo:rsid="02311c83"/>
    </style:style>
    <style:style style:name="T196" style:family="text">
      <style:text-properties fo:language="en" fo:country="US" officeooo:rsid="01f4e0d3"/>
    </style:style>
    <style:style style:name="T197" style:family="text">
      <style:text-properties fo:language="en" fo:country="US" officeooo:rsid="02128e09"/>
    </style:style>
    <style:style style:name="T198" style:family="text">
      <style:text-properties fo:language="en" fo:country="US" officeooo:rsid="01f9e87d"/>
    </style:style>
    <style:style style:name="T199" style:family="text">
      <style:text-properties fo:language="en" fo:country="US" officeooo:rsid="021080a9"/>
    </style:style>
    <style:style style:name="T200" style:family="text">
      <style:text-properties fo:language="en" fo:country="US" officeooo:rsid="0213cfb1"/>
    </style:style>
    <style:style style:name="T201" style:family="text">
      <style:text-properties fo:language="en" fo:country="US" officeooo:rsid="01f53241"/>
    </style:style>
    <style:style style:name="T202" style:family="text">
      <style:text-properties fo:language="en" fo:country="US" officeooo:rsid="0208e1e0"/>
    </style:style>
    <style:style style:name="T203" style:family="text">
      <style:text-properties fo:language="en" fo:country="US" officeooo:rsid="02373ee4"/>
    </style:style>
    <style:style style:name="T204" style:family="text">
      <style:text-properties fo:language="en" fo:country="US" officeooo:rsid="023844c2"/>
    </style:style>
    <style:style style:name="T205" style:family="text">
      <style:text-properties fo:language="en" fo:country="US" officeooo:rsid="023ca067"/>
    </style:style>
    <style:style style:name="T206" style:family="text">
      <style:text-properties fo:language="en" fo:country="US" officeooo:rsid="024c4e93"/>
    </style:style>
    <style:style style:name="T207" style:family="text">
      <style:text-properties fo:language="en" fo:country="US" officeooo:rsid="026eb8a7"/>
    </style:style>
    <style:style style:name="T208" style:family="text">
      <style:text-properties fo:language="en" fo:country="US" officeooo:rsid="0270fb8b"/>
    </style:style>
    <style:style style:name="T209" style:family="text">
      <style:text-properties fo:language="en" fo:country="US" officeooo:rsid="02852a27"/>
    </style:style>
    <style:style style:name="T210" style:family="text">
      <style:text-properties fo:language="en" fo:country="US" officeooo:rsid="028cbfaf"/>
    </style:style>
    <style:style style:name="T211" style:family="text">
      <style:text-properties fo:font-variant="normal" fo:text-transform="none" fo:color="#000000" style:font-name="Arial" fo:font-size="10pt" fo:letter-spacing="normal" fo:font-style="normal" fo:font-weight="normal" officeooo:rsid="024216e5" style:font-size-asian="10pt" style:font-size-complex="10pt"/>
    </style:style>
    <style:style style:name="T212" style:family="text">
      <style:text-properties fo:font-variant="normal" fo:text-transform="none" fo:color="#000000" style:font-name="Arial" fo:font-size="10pt" fo:letter-spacing="normal" fo:font-style="normal" fo:font-weight="normal" officeooo:rsid="0260d9ea" style:font-size-asian="10pt" style:font-size-complex="10pt"/>
    </style:style>
    <style:style style:name="T213" style:family="text">
      <style:text-properties fo:font-variant="normal" fo:text-transform="none" fo:color="#000000" style:font-name="Arial" fo:font-size="10pt" fo:letter-spacing="normal" fo:font-style="normal" fo:font-weight="normal" officeooo:rsid="026396b5" style:font-size-asian="10pt" style:font-size-complex="10pt"/>
    </style:style>
    <style:style style:name="T214" style:family="text">
      <style:text-properties fo:font-variant="normal" fo:text-transform="none" fo:color="#000000" style:font-name="Arial" fo:font-size="10pt" fo:letter-spacing="normal" fo:font-style="normal" fo:font-weight="normal" officeooo:rsid="02727d73" style:font-size-asian="10pt" style:font-size-complex="10pt"/>
    </style:style>
    <style:style style:name="T215" style:family="text">
      <style:text-properties fo:font-variant="normal" fo:text-transform="none" fo:color="#000000" style:font-name="Arial" fo:font-size="9pt" fo:letter-spacing="normal" fo:language="en" fo:country="US" fo:font-style="normal" fo:font-weight="normal" officeooo:rsid="024c4e93" style:font-size-asian="9pt" style:font-weight-asian="normal" style:font-size-complex="9pt" style:font-weight-complex="normal"/>
    </style:style>
    <style:style style:name="T216" style:family="text">
      <style:text-properties fo:font-variant="normal" fo:text-transform="none" fo:color="#000000" style:text-position="0% 100%" style:font-name="Arial" fo:font-size="10pt" fo:letter-spacing="normal" fo:font-style="normal" style:text-underline-style="none" fo:font-weight="normal" officeooo:rsid="026396b5" style:font-size-asian="10pt" style:font-size-complex="10pt"/>
    </style:style>
    <style:style style:name="T217" style:family="text">
      <style:text-properties fo:font-variant="normal" fo:text-transform="none" style:text-position="0% 100%" style:font-name="Arial" fo:font-style="normal" style:text-underline-style="none" fo:font-weight="normal" officeooo:rsid="02311c83"/>
    </style:style>
    <style:style style:name="T218" style:family="text">
      <style:text-properties fo:font-variant="normal" fo:text-transform="none" style:text-position="0% 100%" style:font-name="Arial" fo:language="en" fo:country="US" fo:font-style="normal" style:text-underline-style="none" fo:font-weight="normal" officeooo:rsid="020e7d4a"/>
    </style:style>
    <style:style style:name="T219" style:family="text">
      <style:text-properties fo:font-variant="normal" fo:text-transform="none" style:text-position="0% 100%" style:font-name="Arial" fo:language="en" fo:country="US" fo:font-style="normal" style:text-underline-style="none" fo:font-weight="normal" officeooo:rsid="01f73960"/>
    </style:style>
    <style:style style:name="T220" style:family="text">
      <style:text-properties fo:font-variant="normal" fo:text-transform="none" style:text-position="0% 100%" fo:font-style="normal" style:text-underline-style="none" fo:font-weight="normal"/>
    </style:style>
    <style:style style:name="T221" style:family="text">
      <style:text-properties officeooo:rsid="024a7afe"/>
    </style:style>
    <style:style style:name="T222" style:family="text">
      <style:text-properties fo:font-weight="normal" officeooo:rsid="024c4e93" style:font-weight-asian="normal" style:font-weight-complex="normal"/>
    </style:style>
    <style:style style:name="T223" style:family="text">
      <style:text-properties fo:font-weight="normal" officeooo:rsid="027f41d6" style:font-weight-asian="normal" style:font-weight-complex="normal"/>
    </style:style>
    <style:style style:name="T224" style:family="text">
      <style:text-properties fo:font-weight="normal" officeooo:rsid="020dc461" style:font-weight-asian="normal" style:font-weight-complex="normal"/>
    </style:style>
    <style:style style:name="T225" style:family="text">
      <style:text-properties fo:font-weight="normal" officeooo:rsid="028109b3" style:font-weight-asian="normal" style:font-weight-complex="normal"/>
    </style:style>
    <style:style style:name="T226" style:family="text">
      <style:text-properties officeooo:rsid="01cf7765"/>
    </style:style>
    <style:style style:name="T227" style:family="text">
      <style:text-properties officeooo:rsid="01f40a0f"/>
    </style:style>
    <style:style style:name="T228" style:family="text">
      <style:text-properties officeooo:rsid="02071832"/>
    </style:style>
    <style:style style:name="T229" style:family="text">
      <style:text-properties officeooo:rsid="01ff339a"/>
    </style:style>
    <style:style style:name="T230" style:family="text">
      <style:text-properties officeooo:rsid="01d9e961"/>
    </style:style>
    <style:style style:name="T231" style:family="text">
      <style:text-properties officeooo:rsid="01bea7f4"/>
    </style:style>
    <style:style style:name="T232" style:family="text">
      <style:text-properties officeooo:rsid="01c2f591"/>
    </style:style>
    <style:style style:name="T233" style:family="text">
      <style:text-properties officeooo:rsid="01dc1aa6"/>
    </style:style>
    <style:style style:name="T234" style:family="text">
      <style:text-properties fo:font-style="italic" style:font-style-asian="italic"/>
    </style:style>
    <style:style style:name="T235" style:family="text">
      <style:text-properties officeooo:rsid="01fd230c"/>
    </style:style>
    <style:style style:name="T236" style:family="text">
      <style:text-properties officeooo:rsid="0208e1e0"/>
    </style:style>
    <style:style style:name="T237" style:family="text">
      <style:text-properties officeooo:rsid="020dc461"/>
    </style:style>
    <style:style style:name="T238" style:family="text">
      <style:text-properties officeooo:rsid="020ebbaa"/>
    </style:style>
    <style:style style:name="T239" style:family="text">
      <style:text-properties officeooo:rsid="020f1514"/>
    </style:style>
    <style:style style:name="T240" style:family="text">
      <style:text-properties officeooo:rsid="02128e09"/>
    </style:style>
    <style:style style:name="T241" style:family="text">
      <style:text-properties officeooo:rsid="0213cfb1"/>
    </style:style>
    <style:style style:name="T242" style:family="text">
      <style:text-properties officeooo:rsid="022ad0f3"/>
    </style:style>
    <style:style style:name="T243" style:family="text">
      <style:text-properties officeooo:rsid="01f53241"/>
    </style:style>
    <style:style style:name="T244" style:family="text">
      <style:text-properties officeooo:rsid="024216e5"/>
    </style:style>
    <style:style style:name="T245" style:family="text">
      <style:text-properties officeooo:rsid="024c4e93"/>
    </style:style>
    <style:style style:name="T246" style:family="text">
      <style:text-properties officeooo:rsid="024e4b4a"/>
    </style:style>
    <style:style style:name="T247" style:family="text">
      <style:text-properties officeooo:rsid="02505dd4"/>
    </style:style>
    <style:style style:name="T248" style:family="text">
      <style:text-properties officeooo:rsid="026396b5"/>
    </style:style>
    <style:style style:name="T249" style:family="text">
      <style:text-properties officeooo:rsid="027040e0"/>
    </style:style>
    <style:style style:name="T250" style:family="text">
      <style:text-properties officeooo:rsid="0270fb8b"/>
    </style:style>
    <style:style style:name="T251" style:family="text">
      <style:text-properties officeooo:rsid="028109b3"/>
    </style:style>
    <style:style style:name="T252" style:family="text">
      <style:text-properties officeooo:rsid="028238a9"/>
    </style:style>
    <style:style style:name="T253" style:family="text">
      <style:text-properties officeooo:rsid="002de44a"/>
    </style:style>
    <style:style style:name="T254" style:family="text">
      <style:text-properties officeooo:rsid="028a5057"/>
    </style:style>
    <style:style style:name="T255" style:family="text">
      <style:text-properties officeooo:rsid="029c9c05"/>
    </style:style>
    <style:style style:name="T256" style:family="text">
      <style:text-properties officeooo:rsid="029cbd82"/>
    </style:style>
    <style:style style:name="fr1" style:family="graphic" style:parent-style-name="Art_5f_cadre_5f_2col_5f_haut">
      <style:graphic-properties style:vertical-pos="top" style:vertical-rel="page-content" style:horizontal-pos="from-left" style:horizontal-rel="page"/>
    </style:style>
    <style:style style:name="fr2" style:family="graphic" style:parent-style-name="Art_5f_box_5f_1colonne">
      <style:graphic-properties style:vertical-pos="from-top" style:vertical-rel="page" style:horizontal-pos="from-left" style:horizontal-rel="page">
        <style:columns fo:column-count="2" fo:column-gap="0.2in">
          <style:column style:rel-width="32767*" fo:start-indent="0in" fo:end-indent="0.1in"/>
          <style:column style:rel-width="32768*" fo:start-indent="0.1in" fo:end-indent="0in"/>
        </style:columns>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ox"/>
        <text:sequence-decl text:display-outline-level="0" text:name="Figure"/>
      </text:sequence-decls>
      <draw:frame draw:style-name="fr1" draw:name="Cadre6" text:anchor-type="page" text:anchor-page-number="1" svg:x="0.6299in" draw:z-index="0">
        <draw:text-box fo:min-height="1.5752in" fo:min-width="7.0075in">
          <text:p text:style-name="P26">Current trends and recent developments on the front of phylogenetic codon <text:span text:style-name="T235">substitution </text:span>models</text:p>
          <text:p text:style-name="P22">Thibault Latrille</text:p>
          <text:p text:style-name="P23">Master BioSciences, Département de Biologie, Ecole Normale Supérieure de Lyon.</text:p>
          <text:p text:style-name="P24">UMR CNRS 5558 Laboratoire de Biométrie et Biologie Évolutive (LBBE)</text:p>
          <text:p text:style-name="P25">201<text:span text:style-name="T231">6</text:span>-<text:span text:style-name="T8">11</text:span></text:p>
          <text:p text:style-name="P31">Keywords : <text:span text:style-name="T232">codon substitution models; synonymous/non-synonymous substitution; positive/adaptative selection; negative/purifying selection; phylogeny;</text:span></text:p>
          <text:p text:style-name="P35"><text:span text:style-name="T12">For protein-coding DNA sequences, reconstruction of </text:span><text:span text:style-name="T11">phylogenetic</text:span><text:span text:style-name="T12"> tree</text:span><text:span text:style-name="T19">s</text:span><text:span text:style-name="T12"> crucially depends </text:span><text:span text:style-name="T20">if </text:span><text:span text:style-name="T19">substitution</text:span><text:span text:style-name="T20">s are modeled at</text:span><text:span text:style-name="T19"> </text:span><text:span text:style-name="T20">the </text:span><text:span text:style-name="T12">nucleotide or </text:span><text:span text:style-name="T20">the</text:span><text:span text:style-name="T12"> amino-acid </text:span><text:span text:style-name="T19">level</text:span><text:span text:style-name="T12">.</text:span><text:span text:style-name="T17"> </text:span><text:span text:style-name="T19">Each</text:span><text:span text:style-name="T12"> level fail to account either </text:span><text:span text:style-name="T17">for</text:span><text:span text:style-name="T12"> </text:span><text:span text:style-name="T16">selection </text:span><text:span text:style-name="T12">or </text:span><text:span text:style-name="T16">mutation</text:span><text:span text:style-name="T18">. </text:span><text:span text:style-name="T17">M</text:span><text:span text:style-name="T13">odeling </text:span><text:span text:style-name="T15">at </text:span><text:span text:style-name="T14">the level </text:span><text:span text:style-name="T16">of </text:span><text:span text:style-name="T13">codon</text:span><text:span text:style-name="T14">s</text:span><text:span text:style-name="T13"> can account for both mutation and selection, </text:span><text:span text:style-name="T21">and</text:span><text:span text:style-name="T13"> one can detect and quantify </text:span><text:span text:style-name="T17">adaptation </text:span><text:span text:style-name="T13">on proteins as a deviation from the null hypothesis. </text:span><text:span text:style-name="T14">T</text:span><text:span text:style-name="T13">his review of codon substitutions models focus</text:span><text:span text:style-name="T14">es</text:span><text:span text:style-name="T13"> on two contrasting view of the null hypothesis. </text:span><text:span text:style-name="T14">I</text:span><text:span text:style-name="T13">n </text:span><text:span text:style-name="T19">the </text:span><text:span text:style-name="T13">neutral </text:span><text:span text:style-name="T15">hypothesis</text:span><text:span text:style-name="T13">, </text:span><text:span text:style-name="T15">the</text:span><text:span text:style-name="T13"> probability of fixation </text:span><text:span text:style-name="T15">of non-synonymous mutation</text:span><text:span text:style-name="T16">s</text:span><text:span text:style-name="T15"> </text:span><text:span text:style-name="T19">is fixed</text:span><text:span text:style-name="T13">, </text:span><text:span text:style-name="T19">while it can vary in the nearly-</text:span><text:span text:style-name="T15">neutral </text:span><text:span text:style-name="T16">hypothesis.</text:span><text:span text:style-name="T18"> </text:span><text:span text:style-name="T22">Nearly-neutral c</text:span><text:span text:style-name="T12">odon models are more complex, </text:span><text:span text:style-name="T17">are</text:span><text:span text:style-name="T12"> computationally more intensive but </text:span><text:span text:style-name="T17">are </text:span><text:span text:style-name="T12">more sensitive to detect adaptation on protein.</text:span></text:p>
        </draw:text-box>
      </draw:frame>
      <draw:frame draw:style-name="fr2" draw:name="Frame4" text:anchor-type="page" text:anchor-page-number="1" svg:x="0.5634in" svg:y="4.6028in" svg:width="7.0744in" draw:z-index="1">
        <draw:text-box fo:min-height="6.4654in">
          <text:p text:style-name="P9">Box 1. Definitions.</text:p>
          <text:p text:style-name="P6"><text:span text:style-name="T51">Akaike </text:span><text:span text:style-name="T58">I</text:span><text:span text:style-name="T51">nformation </text:span><text:span text:style-name="T58">C</text:span><text:span text:style-name="T51">riterion (AIC):</text:span> Measure of the relative quality of a maximum likelihood estimated given the data, penalizing for too many parameters in the model.</text:p>
          <text:p text:style-name="P6"><text:span text:style-name="T51">Bayesian </text:span><text:span text:style-name="T52">s</text:span><text:span text:style-name="T51">tatistics: </text:span>Bayesian inference derives the posterior distribution of the parameter as a consequence as both a prior distribution on the parameter and the likelihood function of the data.</text:p>
          <text:p text:style-name="P6"><text:span text:style-name="T51">Bayes </text:span><text:span text:style-name="T52">f</text:span><text:span text:style-name="T51">actor:</text:span> Ratio of the <text:span text:style-name="T247">posterior </text:span>probability of two competing hypotheses, usually a null and an alternative. <text:span text:style-name="T247">The posterior probability is </text:span>conditioned on randomly observed data and <text:span text:style-name="T247">on </text:span>the prior distribution <text:span text:style-name="T247">of the parameters of the competing hypotheses</text:span>.</text:p>
          <text:p text:style-name="P6"><text:span text:style-name="T188">C</text:span><text:span text:style-name="T189">odon usage bias:</text:span><text:span text:style-name="T194"> </text:span><text:span text:style-name="T206">D</text:span><text:span text:style-name="T215">ifferences in the frequency of occurrence of synonymous codons in protein coding DNA, reflecting a balance between mutational biases and natural selection for translational optimization.</text:span></text:p>
          <text:p text:style-name="P6"><text:span text:style-name="T51">Dirichlet </text:span><text:span text:style-name="T52">p</text:span><text:span text:style-name="T51">rocess:</text:span> Family of stochastic processes whose realizations are probability distributions. In other words, a Dirichlet process is a probability distribution whose range is itself a set of probability distributions. It is often used in Bayesian inference to describe the prior knowledge about the distribution of random variables. Meaning, how likely it is that the random variables are distributed according to one or another particular distribution.</text:p>
          <text:p text:style-name="P6"><text:span text:style-name="T51">Likelihood </text:span><text:span text:style-name="T52">f</text:span><text:span text:style-name="T51">unction:</text:span> Probability of observing the data given the parameters of the statistical model. Note this <text:span text:style-name="T60">is </text:span>a function of solely the parameters of the model, the observed data are fixed.</text:p>
          <text:p text:style-name="P6"><text:span text:style-name="T51">Likelihood </text:span><text:span text:style-name="T52">r</text:span><text:span text:style-name="T51">atio </text:span><text:span text:style-name="T52">t</text:span><text:span text:style-name="T51">est:</text:span> Statistical test used to compare the goodness of fit of two models, one of which (the null model) is a special case of the other (the alternative model)</text:p>
          <text:p text:style-name="P6"><text:span text:style-name="T51">Mc-Donald Kreitman test:</text:span> <text:span text:style-name="T250">Test that c</text:span><text:span text:style-name="T222">ompares the amount of variation within a species (polymorphism) to the divergence between species (substitutions) at two types of sites, synonymous and non-synonymous.</text:span></text:p>
          <text:p text:style-name="P6"><text:span text:style-name="T51">Markov </text:span><text:span text:style-name="T53">c</text:span><text:span text:style-name="T51">hain:</text:span> Stochastic process with property that the next state of the process depends only on the present state of the process and not on its past</text:p>
          <text:p text:style-name="P6"><text:span text:style-name="T51">Markov Chain Monte Carlo (MCMC):</text:span> Class of algorithms for sampling from a probability distribution (usually posterior distribution in Bayesian inference) based on constructing a Markov chain that has the desired distribution of its equilibrium distribution. </text:p>
          <text:p text:style-name="P6"><text:span text:style-name="T51">Maximum </text:span><text:span text:style-name="T52">l</text:span><text:span text:style-name="T51">ikelihood:</text:span> Method of estimating the parameters of a model given the data, by finding the parameter value that maximize the likelihood function.</text:p>
          <text:p text:style-name="P6"><text:span text:style-name="T51">Mixture </text:span><text:span text:style-name="T53">m</text:span><text:span text:style-name="T51">odel:</text:span> Probabilistic model for representing the presence of subpopulations within an overall population, without requiring that an observed data set should identify the sub-population to which an individual observation belongs.</text:p>
          <text:p text:style-name="P6"><text:span text:style-name="T51">Nearly-neutral </text:span><text:span text:style-name="T54">hypothesis</text:span><text:span text:style-name="T51">:</text:span> <text:span text:style-name="T245">The probability of fixation a non-synonymous mutation depends on both the amino-acid preferences encoded by the original codon and the mutated codon.</text:span></text:p>
          <text:p text:style-name="P6"><text:span text:style-name="T51">Neutral </text:span><text:span text:style-name="T54">hypothesis</text:span><text:span text:style-name="T51">:</text:span> <text:span text:style-name="T245">The probability of fixation a non-synonymous mutation does not depend on the amino-acid encoded.</text:span></text:p>
          <text:p text:style-name="P6"><text:span text:style-name="T51">Prior distribution: </text:span>Probability distribution that would express one's beliefs about a parameter of the model before the data is taken into account.</text:p>
          <text:p text:style-name="P6"><text:span text:style-name="T51">Posterior distribution:</text:span> Probability distribution of a parameter of the model conditioned on randomly observed data and the prior distribution.</text:p>
          <text:p text:style-name="Art_5f_fig_5f_légende"><text:span text:style-name="T51">Red-</text:span><text:span text:style-name="T59">Q</text:span><text:span text:style-name="T51">ueen:</text:span> Evolutionary hypothesis that proposes that organisms must constantly adapt <text:span text:style-name="T60">and</text:span> evolve not to gain reproductive advantage, but also simply to survive while pitted against ever-evolving opposing organisms in an ever-changing environment.</text:p>
          <text:p text:style-name="P6"><text:span text:style-name="T51">Substitution:</text:span> Point mutation <text:span text:style-name="T250">that </text:span>appear<text:span text:style-name="T250">ed</text:span> in only on<text:span text:style-name="T250">e</text:span> individual in the population, and <text:span text:style-name="T250">that</text:span> it reaches fixation in the population.</text:p>
          <text:p text:style-name="P6"><text:span text:style-name="T51">Thermodynamic </text:span><text:span text:style-name="T52">i</text:span><text:span text:style-name="T51">ntegration:</text:span> Method used to compute the Bayes factor of two models by generating a MCMC that samples along a continuous path between the two models.</text:p>
        </draw:text-box>
      </draw:frame>
      <text:h text:style-name="P3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1575in" fo:margin-right="0.1575in" fo:margin-top="0.0835in" fo:margin-bottom="0.0835in" loext:contextual-spacing="false" fo:text-indent="0in" style:auto-text-indent="false" text:number-lines="false" text:line-number="0">
        <style:tab-stops/>
      </style:paragraph-properties>
      <style:text-properties fo:font-size="11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in" fo:margin-right="0in" fo:margin-top="0.1575in" fo:margin-bottom="0.0783in" loext:contextual-spacing="false" fo:text-indent="0in" style:auto-text-indent="false" style:page-number="auto"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81in" fo:margin-bottom="0.0591in" loext: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783in" fo:margin-bottom="0.0398in" loext:contextual-spacing="false"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1374in" fo:margin-bottom="0.0591in" loext:contextual-spacing="false" fo:text-indent="0in" style:auto-text-indent="false"/>
      <style:text-properties fo:color="#2323dc" style:font-name="Trebuchet MS" fo:font-family="'Trebuchet MS'" style:font-family-generic="swiss" style:font-pitch="variable" fo:font-size="14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left="0in" fo:margin-right="0in" fo:margin-top="0.0783in" fo:margin-bottom="0.0591in" loext:contextual-spacing="false" fo:text-indent="0in" style:auto-text-indent="false"/>
      <style:text-properties fo:color="#2323dc" style:font-name="Trebuchet MS" fo:font-family="'Trebuchet MS'" style:font-family-generic="swiss" style:font-pitch="variable"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0398in" fo:margin-bottom="0in" loext:contextual-spacing="false" fo:text-indent="0in" style:auto-text-indent="false"/>
    </style:style>
    <style:style style:name="Preformatted_20_Text" style:display-name="Preformatted Text" style:family="paragraph" style:parent-style-name="Standard" style:class="html">
      <style:paragraph-properties fo:margin-top="0.0398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loext:contextual-spacing="false"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0783in" fo:margin-bottom="0in" loext:contextual-spacing="false" fo:text-indent="0in" style:auto-text-indent="false">
        <style:tab-stops>
          <style:tab-stop style:position="6.4957in" style:type="right" style:leader-style="dotted" style:leader-text="."/>
        </style:tab-stops>
      </style:paragraph-properties>
      <style:text-properties fo:font-size="12pt" fo:font-style="italic" fo:font-weight="bold"/>
    </style:style>
    <style:style style:name="Contents_20_3" style:display-name="Contents 3" style:family="paragraph" style:parent-style-name="Index" style:class="index">
      <style:paragraph-properties fo:margin-left="0.3929in" fo:margin-right="0in" fo:margin-top="0.0398in" fo:margin-bottom="0in" loext:contextual-spacing="false" fo:text-indent="0in" style:auto-text-indent="false">
        <style:tab-stops>
          <style:tab-stop style:position="6.2992in" style:type="right" style:leader-style="dotted" style:leader-text="."/>
        </style:tab-stops>
      </style:paragraph-properties>
      <style:text-properties fo:font-size="11pt" fo:font-weight="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text-properties fo:font-style="italic"/>
    </style:style>
    <style:style style:name="Table" style:family="paragraph" style:parent-style-name="Caption" style:class="extra"/>
    <style:style style:name="Header" style:family="paragraph" style:parent-style-name="Standard" style:class="extra" style:master-page-name="">
      <loext:graphic-properties draw:fill="none" draw:fill-color="#cfe7f5"/>
      <style:paragraph-properties fo:margin-top="0in" fo:margin-bottom="0in" loext:contextual-spacing="false" style:page-number="auto" fo:background-color="transparent" fo:padding="0in" fo:border-left="none" fo:border-right="none" fo:border-top="none" fo:border-bottom="0.51pt solid #000000" style:shadow="none" text:number-lines="false" text:line-number="0">
        <style:tab-stops>
          <style:tab-stop style:position="3.3465in" style:type="center"/>
          <style:tab-stop style:position="6.6929in" style:type="right"/>
        </style:tab-stops>
      </style:paragraph-properties>
      <style:text-properties fo:font-size="12pt" fo:font-style="italic" style:font-size-asian="10.5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rt_5f_meta_5f_personne" style:display-name="Art_meta_personne" style:family="paragraph" style:parent-style-name="Art_5f_texte" style:next-style-name="Art_5f_meta_5f_affiliation" style:class="text">
      <loext:graphic-properties draw:fill="solid" draw:fill-color="#ffcc99" draw:opacity="100%"/>
      <style:paragraph-properties fo:margin-left="0in" fo:margin-right="0in" fo:margin-top="0in" fo:margin-bottom="0.0783in" loext:contextual-spacing="false" fo:text-indent="0in" style:auto-text-indent="false" fo:background-color="#ffcc99"/>
      <style:text-properties fo:font-size="12pt" fo:font-weight="bold" style:font-size-asian="10.5pt"/>
    </style:style>
    <style:style style:name="Art_5f_meta_5f_affiliation" style:display-name="Art_meta_affiliation" style:family="paragraph" style:parent-style-name="Art_5f_meta_5f_personne" style:next-style-name="Art_5f_meta_5f_date" style:class="text">
      <loext:graphic-properties draw:fill="solid" draw:fill-color="#ffcc99" draw:opacity="100%"/>
      <style:paragraph-properties fo:margin-top="0in" fo:margin-bottom="0in" loext:contextual-spacing="false" fo:background-color="#ffcc99"/>
      <style:text-properties fo:font-size="10pt" fo:font-style="italic" fo:font-weight="normal" style:font-size-asian="10.5pt"/>
    </style:style>
    <style:style style:name="Art_5f_meta_5f_date" style:display-name="Art_meta_date" style:family="paragraph" style:parent-style-name="Art_5f_meta_5f_personne" style:next-style-name="Art_5f_texte_5f_résumé" style:master-page-name="">
      <loext:graphic-properties draw:fill="solid" draw:fill-color="#ffcc99" draw:opacity="100%"/>
      <style:paragraph-properties fo:margin-left="0in" fo:margin-right="0in" fo:margin-top="0.0398in" fo:margin-bottom="0.0398in" loext:contextual-spacing="false" fo:text-indent="0in" style:auto-text-indent="false" style:page-number="auto" fo:background-color="#ffcc99" style:shadow="none">
        <style:tab-stops/>
      </style:paragraph-properties>
      <style:text-properties fo:font-size="9pt" fo:font-weight="normal" style:font-size-asian="10.5pt"/>
    </style:style>
    <style:style style:name="Art_5f_texte_5f_résumé" style:display-name="Art_texte_résumé" style:family="paragraph" style:parent-style-name="Art_5f_texte" style:next-style-name="Art_5f_titre1">
      <loext:graphic-properties draw:fill="solid" draw:fill-color="#e6e6e6" draw:opacity="100%"/>
      <style:paragraph-properties fo:margin-left="0in" fo:margin-right="0in" fo:margin-top="0.1181in" fo:margin-bottom="0in" loext:contextual-spacing="false" fo:text-indent="0in" style:auto-text-indent="false" fo:background-color="#e6e6e6"/>
      <style:text-properties fo:font-weight="bold" style:font-size-asian="10.5pt"/>
    </style:style>
    <style:style style:name="Art_5f_texte_5f_espacé_20_" style:display-name="Art_texte_espacé " style:family="paragraph" style:parent-style-name="Art_5f_texte" style:next-style-name="Art_5f_texte">
      <loext:graphic-properties draw:fill="none" draw:fill-color="#cfe7f5"/>
      <style:paragraph-properties fo:margin-top="0.1181in" fo:margin-bottom="0in" loext:contextual-spacing="false" fo:background-color="transparent"/>
      <style:text-properties style:font-size-asian="10.5pt"/>
    </style:style>
    <style:style style:name="Art_5f_titre1" style:display-name="Art_titre1" style:family="paragraph" style:parent-style-name="Art_5f_texte" style:next-style-name="Art_5f_texte" style:default-outline-level="1" style:list-style-name="" style:master-page-name="">
      <loext:graphic-properties draw:fill="none" draw:fill-color="#cfe7f5"/>
      <style:paragraph-properties fo:margin-left="0in" fo:margin-right="0in" fo:margin-top="0.1772in" fo:margin-bottom="0.0398in" loext:contextual-spacing="false" fo:text-align="start" style:justify-single-word="false" fo:text-indent="0in" style:auto-text-indent="false" style:page-number="auto" fo:background-color="transparent" style:shadow="none">
        <style:tab-stops/>
      </style:paragraph-properties>
      <style:text-properties fo:font-variant="normal" fo:text-transform="none" fo:color="#b84700" style:font-name="Arial2" fo:font-family="Arial" style:font-style-name="Gras" style:font-family-generic="swiss" style:font-pitch="variable" fo:font-size="14pt" fo:font-weight="bold" style:font-size-asian="10.5pt"/>
    </style:style>
    <style:style style:name="Art_5f_titre2" style:display-name="Art_titre2" style:family="paragraph" style:parent-style-name="Art_5f_titre1" style:next-style-name="Art_5f_texte" style:default-outline-level="2" style:list-style-name="" style:master-page-name="">
      <loext:graphic-properties draw:fill="none" draw:fill-color="#cfe7f5"/>
      <style:paragraph-properties fo:margin-top="0.1181in" fo:margin-bottom="0.028in" loext:contextual-spacing="false" style:page-number="auto" fo:background-color="transparent">
        <style:tab-stops/>
      </style:paragraph-properties>
      <style:text-properties fo:font-size="12pt" fo:font-style="italic" style:font-size-asian="10.5pt"/>
    </style:style>
    <style:style style:name="Art_5f_titre3" style:display-name="Art_titre3" style:family="paragraph" style:parent-style-name="Art_5f_titre2" style:next-style-name="Art_5f_texte" style:default-outline-level="3" style:list-style-name="" style:master-page-name="">
      <loext:graphic-properties draw:fill="none" draw:fill-color="#cfe7f5"/>
      <style:paragraph-properties fo:margin-top="0.0398in" fo:margin-bottom="0in" loext:contextual-spacing="false" style:page-number="auto" fo:background-color="transparent" style:shadow="none"/>
      <style:text-properties fo:color="#b84700" fo:font-size="10.5pt" fo:font-style="normal" fo:font-weight="bold" style:font-size-asian="10.5pt"/>
    </style:style>
    <style:style style:name="Art_5f_fig_5f_légende" style:display-name="Art_fig_légende" style:family="paragraph" style:parent-style-name="Art_5f_texte" style:next-style-name="Art_5f_texte">
      <loext:graphic-properties draw:fill="none" draw:fill-color="#cfe7f5"/>
      <style:paragraph-properties fo:margin-left="0in" fo:margin-right="0in" fo:margin-top="0.0783in" fo:margin-bottom="0.0783in" loext:contextual-spacing="false" fo:text-indent="0in" style:auto-text-indent="false" fo:background-color="transparent"/>
      <style:text-properties style:use-window-font-color="true" style:font-name="Arial1" fo:font-family="Arial" style:font-style-name="Normal" style:font-family-generic="swiss" style:font-pitch="variable" fo:font-size="9pt" fo:font-style="normal" style:font-size-asian="10.5pt"/>
    </style:style>
    <style:style style:name="Art_5f_texte" style:display-name="Art_texte" style:family="paragraph" style:master-page-name="">
      <loext:graphic-properties draw:fill="none" draw:fill-color="#cfe7f5"/>
      <style:paragraph-properties fo:margin-left="0in" fo:margin-right="0in" fo:margin-top="0.0398in" fo:margin-bottom="0in" loext:contextual-spacing="false" fo:text-align="justify" style:justify-single-word="false" fo:text-indent="0.1181in" style:auto-text-indent="false" style:page-number="auto" fo:background-color="transparent" style:shadow="none">
        <style:tab-stops/>
      </style:paragraph-properties>
      <style:text-properties style:font-name="Arial1" fo:font-family="Arial" style:font-style-name="Normal" style:font-family-generic="swiss" style:font-pitch="variable" fo:font-size="10pt" style:font-size-asian="10.5pt"/>
    </style:style>
    <style:style style:name="Art_5f_titre" style:display-name="Art_titre" style:family="paragraph" style:parent-style-name="Art_5f_texte" style:next-style-name="Art_5f_meta_5f_personne" style:default-outline-level="" style:master-page-name="">
      <loext:graphic-properties draw:fill="none" draw:fill-color="#cfe7f5"/>
      <style:paragraph-properties fo:margin-left="0in" fo:margin-right="0in" fo:margin-top="0.1181in" fo:margin-bottom="0.0783in" loext:contextual-spacing="false" fo:line-height="95%" fo:text-align="start" style:justify-single-word="false" fo:text-indent="0in" style:auto-text-indent="false" style:page-number="auto" fo:background-color="transparent">
        <style:tab-stops/>
      </style:paragraph-properties>
      <style:text-properties fo:font-variant="normal" fo:text-transform="none" fo:color="#b84700" style:font-name="Arial Black" fo:font-family="'Arial Black'" style:font-style-name="Normal" style:font-family-generic="swiss" style:font-pitch="variable" fo:font-size="18pt" fo:font-weight="900" style:font-size-asian="10.5pt"/>
    </style:style>
    <style:style style:name="Art_5f_titre_5f_table_5f_box" style:display-name="Art_titre_table_box" style:family="paragraph" style:parent-style-name="Art_5f_fig_5f_légende" style:next-style-name="Art_5f_texte" style:master-page-name="">
      <loext:graphic-properties draw:fill="solid" draw:fill-color="#e6e6e6" draw:opacity="100%"/>
      <style:paragraph-properties fo:margin-top="0.0783in" fo:margin-bottom="0in" loext:contextual-spacing="false" style:page-number="auto" fo:background-color="#e6e6e6" style:shadow="none"/>
      <style:text-properties fo:color="#4c4c4c" fo:font-weight="bold" style:font-size-asian="10.5pt"/>
    </style:style>
    <style:style style:name="Art_5f_table_5f_note" style:display-name="Art_table_note" style:family="paragraph" style:parent-style-name="Art_5f_titre_5f_table_5f_box">
      <loext:graphic-properties draw:fill="solid" draw:fill-color="#e6e6e6" draw:opacity="100%"/>
      <style:paragraph-properties fo:margin-top="0in" fo:margin-bottom="0in" loext:contextual-spacing="false" fo:background-color="#e6e6e6"/>
      <style:text-properties fo:color="#000000" fo:font-weight="normal" style:font-size-asian="10.5pt"/>
    </style:style>
    <style:style style:name="Art_5f_ref_5f_annot1" style:display-name="Art_ref_annot1" style:family="paragraph" style:parent-style-name="Art_5f_ref" style:list-style-name="Art_5f_annot_5f_ref1" style:master-page-name="">
      <loext:graphic-properties draw:fill="none" draw:fill-color="#cfe7f5"/>
      <style:paragraph-properties fo:margin-top="0in" fo:margin-bottom="0in" loext:contextual-spacing="false" style:page-number="auto" fo:background-color="transparent" style:shadow="none">
        <style:tab-stops/>
        <style:drop-cap/>
      </style:paragraph-properties>
      <style:text-properties fo:font-size="9pt" fo:font-weight="normal" style:font-size-asian="10.5pt"/>
    </style:style>
    <style:style style:name="Art_5f_ref_5f_annot2" style:display-name="Art_ref_annot2" style:family="paragraph" style:parent-style-name="Art_5f_ref_5f_annot1" style:next-style-name="Art_5f_ref" style:list-style-name="Art_5f_annot_5f_ref2" style:master-page-name="">
      <loext:graphic-properties draw:fill="none" draw:fill-color="#cfe7f5"/>
      <style:paragraph-properties style:page-number="auto" fo:background-color="transparent">
        <style:tab-stops/>
      </style:paragraph-properties>
      <style:text-properties fo:font-weight="normal" style:font-size-asian="10.5pt"/>
    </style:style>
    <style:style style:name="Art_5f_ref" style:display-name="Art_ref" style:family="paragraph" style:parent-style-name="Art_5f_texte" style:list-style-name="" style:master-page-name="">
      <loext:graphic-properties draw:fill="none" draw:fill-color="#cfe7f5"/>
      <style:paragraph-properties fo:margin-left="0.2362in" fo:margin-right="0in" fo:margin-top="0.1181in" fo:margin-bottom="0in" loext:contextual-spacing="false" fo:text-indent="-0.2362in" style:auto-text-indent="false" style:page-number="auto" fo:background-color="transparent" style:shadow="none">
        <style:tab-stops>
          <style:tab-stop style:position="0.2362in"/>
        </style:tab-stops>
      </style:paragraph-properties>
      <style:text-properties fo:font-size="9pt" style:font-size-asian="10.5pt"/>
    </style:style>
    <style:style style:name="Art_5f_texte_5f_retour" style:display-name="Art_texte_retour" style:family="paragraph" style:parent-style-name="Art_5f_texte" style:master-page-name="">
      <style:paragraph-properties fo:margin-left="0in" fo:margin-right="0in" fo:margin-top="0in" fo:margin-bottom="0in" loext:contextual-spacing="false" fo:text-indent="0in" style:auto-text-indent="false" style:page-number="auto"/>
      <style:text-properties style:font-size-asian="10.5pt"/>
    </style:style>
    <style:style style:name="Art_5f_table_5f_corps" style:display-name="Art_table_corps" style:family="paragraph" style:parent-style-name="Art_5f_texte">
      <loext:graphic-properties draw:fill="solid" draw:fill-color="#e6e6e6" draw:opacity="100%"/>
      <style:paragraph-properties fo:margin-left="0in" fo:margin-right="0in" fo:margin-top="0in" fo:margin-bottom="0in" loext:contextual-spacing="false" fo:text-align="start" style:justify-single-word="false" fo:text-indent="0in" style:auto-text-indent="false" fo:background-color="#e6e6e6"/>
    </style:style>
    <style:style style:name="Art_5f_en_5f_tête" style:display-name="Art_en_tête" style:family="paragraph" style:parent-style-name="Art_5f_texte" style:master-page-name="">
      <loext:graphic-properties draw:fill="solid" draw:fill-color="#b84700" draw:opacity="100%"/>
      <style:paragraph-properties fo:margin-top="0.0398in" fo:margin-bottom="0in" loext:contextual-spacing="false" style:page-number="auto" fo:background-color="#b84700" style:shadow="none">
        <style:tab-stops>
          <style:tab-stop style:position="0.0984in"/>
          <style:tab-stop style:position="6.8898in" style:type="right"/>
        </style:tab-stops>
      </style:paragraph-properties>
      <style:text-properties fo:color="#ffffff" style:font-size-asian="10.5pt"/>
    </style:style>
    <style:style style:name="Art_5f_pied_5f_de_5f_page" style:display-name="Art_pied_de_page" style:family="paragraph" style:parent-style-name="Art_5f_texte_5f_retour" style:next-style-name="Art_5f_en_5f_tête" style:master-page-name="">
      <loext:graphic-properties draw:fill="none" draw:fill-color="#cfe7f5"/>
      <style:paragraph-properties style:page-number="auto" fo:background-color="transparent" style:shadow="none">
        <style:tab-stops>
          <style:tab-stop style:position="0.0984in"/>
          <style:tab-stop style:position="6.8898in" style:type="right"/>
        </style:tab-stops>
      </style:paragraph-properties>
      <style:text-properties fo:color="#ffffff" fo:font-size="8pt" fo:font-style="italic" style:font-size-asian="10pt" style:font-style-asian="italic" style:font-size-complex="10pt" style:font-style-complex="italic"/>
    </style:style>
    <style:style style:name="Art_5f_meta_5f_mots_5f_clés" style:display-name="Art_meta_mots_clés" style:family="paragraph" style:parent-style-name="Art_5f_meta_5f_personne" style:next-style-name="Art_5f_meta_5f_personne" style:master-page-name="">
      <loext:graphic-properties draw:fill="solid" draw:fill-color="#cccccc" draw:opacity="100%"/>
      <style:paragraph-properties fo:margin-top="0.0398in" fo:margin-bottom="0in" loext:contextual-spacing="false" style:page-number="auto" fo:background-color="#cccccc">
        <style:tab-stops/>
      </style:paragraph-properties>
      <style:text-properties fo:font-size="9pt" fo:font-style="normal" fo:font-weight="bold" style:font-size-asian="10.5pt"/>
    </style:style>
    <style:style style:name="Art_5f_texte_5f_centré" style:display-name="Art_texte_centré" style:family="paragraph" style:parent-style-name="Art_5f_texte" style:master-page-name="">
      <loext:graphic-properties draw:fill="none" draw:fill-color="#cfe7f5"/>
      <style:paragraph-properties fo:margin-left="0in" fo:margin-right="0in" fo:margin-top="0in" fo:margin-bottom="0.0783in" loext:contextual-spacing="false" fo:text-align="center" style:justify-single-word="false" fo:text-indent="0in" style:auto-text-indent="false" style:page-number="auto" fo:background-color="transparent" style:shadow="none"/>
      <style:text-properties style:font-size-asian="10.5pt"/>
    </style:style>
    <style:style style:name="Bibliography_20_1" style:display-name="Bibliography 1" style:family="paragraph" style:parent-style-name="Index" style:class="index">
      <style:paragraph-properties fo:margin-left="0.35in" fo:margin-right="0in" fo:margin-top="0in" fo:margin-bottom="0.1665in" loext:contextual-spacing="false" style:line-height-at-least="0.1665in" fo:text-indent="-0.35in" style:auto-text-indent="false">
        <style:tab-stops>
          <style:tab-stop style:position="0.35in"/>
        </style:tab-stops>
      </style:paragraph-properties>
    </style:style>
    <style:style style:name="Art_5f_titre_5f_biblio" style:display-name="Art_titre_biblio" style:family="paragraph" style:parent-style-name="Art_5f_titre1" style:next-style-name="Art_5f_ref">
      <loext:graphic-properties draw:fill="solid" draw:fill-color="#ffcc99" draw:opacity="100%"/>
      <style:paragraph-properties fo:background-color="#ffcc99"/>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fo:font-size="8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Main_20_index_20_entry" style:display-name="Main index entry" style:family="text">
      <style:text-properties style:font-name="Trebuchet MS1" fo:font-family="'Trebuchet MS'" style:font-style-name="Gras" style:font-family-generic="swiss" style:font-pitch="variable" fo:font-weight="bold" style:font-size-asian="10.5pt" style:font-weight-asian="bold" style:font-weight-complex="bold"/>
    </style:style>
    <style:style style:name="Drop_20_Caps" style:display-name="Drop Caps" style:family="text"/>
    <style:style style:name="Index_20_Link" style:display-name="Index Link" style:family="text"/>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rt_5f_code_5f_info" style:display-name="Art_code_info" style:family="text">
      <style:text-properties fo:color="#000080" style:font-name="Helvetica" fo:font-family="Helvetica" style:font-style-name="Normal" style:font-family-generic="swiss" style:font-pitch="variable" fo:font-size="9pt" fo:font-style="normal" fo:font-weight="bold" fo:background-color="#ccccff" style:font-size-asian="10.5pt"/>
    </style:style>
    <style:style style:name="Art_5f_titre_5f_fig" style:display-name="Art_titre_fig" style:family="text">
      <style:text-properties fo:color="#4c4c4c" fo:font-weight="bold" style:font-size-asian="10.5pt"/>
    </style:style>
    <style:style style:name="Art_5f_par_5f_défaut" style:display-name="Art_par_défaut"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Art_5f_cadre_5f_1colonne" style:display-name="Art_cadre_1colonne" style:family="graphic" style:parent-style-name="Frame">
      <style:graphic-properties svg:width="3.4055in" fo:min-height="1.2756in" text:anchor-type="as-char" svg:x="0in" svg:y="-1.5752in" fo:margin-left="0in" fo:margin-right="0in" fo:margin-top="0.0783in" fo:margin-bottom="0in" style:vertical-pos="from-top" style:horizontal-pos="center" style:horizontal-rel="paragraph" fo:background-color="transparent" draw:fill="none" draw:fill-color="#cfe7f5" fo:padding="0in" fo:border="none" style:shadow="none" draw:shadow-opacity="100%">
        <style:columns fo:column-count="1" fo:column-gap="0in"/>
      </style:graphic-properties>
    </style:style>
    <style:style style:name="Art_5f_cadre_5f_2col_5f_haut" style:display-name="Art_cadre_2col_haut" style:family="graphic" style:parent-style-name="Frame">
      <style:graphic-properties fo:min-width="7.0075in" fo:min-height="1.5752in" text:anchor-type="page" svg:x="0.6299in" svg:y="0in" fo:margin-left="0in" fo:margin-right="0in" fo:margin-top="0in" fo:margin-bottom="0.0783in" style:wrap="none" style:vertical-pos="top" style:vertical-rel="page-content" style:horizontal-pos="from-left" style:horizontal-rel="page" fo:background-color="transparent" draw:fill="none" draw:fill-color="#cfe7f5" fo:padding="0in" fo:border="none" style:shadow="none" draw:shadow-opacity="100%"/>
    </style:style>
    <style:style style:name="Art_5f_cadre_5f_2col_5f_bas" style:display-name="Art_cadre_2col_bas" style:family="graphic" style:parent-style-name="Art_5f_cadre_5f_2col_5f_haut">
      <style:graphic-properties fo:min-width="6.9882in" fo:min-height="1.5752in" text:anchor-type="page" svg:y="0in" fo:margin-top="0.0783in" fo:margin-bottom="0in" style:vertical-pos="bottom" style:vertical-rel="page-content" style:shadow="none" draw:shadow-opacity="100%"/>
    </style:style>
    <style:style style:name="Art_5f_box_5f_2col_5f_haut" style:display-name="Art_box_2col_haut" style:family="graphic" style:parent-style-name="Art_5f_cadre_5f_2col_5f_haut">
      <style:graphic-properties svg:width="6.9689in" fo:min-height="1.5752in" text:anchor-type="page" fo:background-color="#e6e6e6" style:background-transparency="0%" draw:fill="solid" draw:fill-color="#e6e6e6" draw:opacity="100%" fo:padding="0.0783in" fo:border="1.76pt solid #666666" style:shadow="none" draw:shadow-opacity="100%">
        <style:columns fo:column-count="1" fo:column-gap="0in"/>
      </style:graphic-properties>
    </style:style>
    <style:style style:name="Art_5f_box_5f_1colonne" style:display-name="Art_box_1colonne" style:family="graphic" style:parent-style-name="Art_5f_cadre_5f_1colonne">
      <style:graphic-properties svg:width="3.4055in" fo:min-height="1.2756in" text:anchor-type="as-char" svg:y="-3.8819in" fo:margin-top="0.0783in" fo:margin-bottom="0.0783in" style:vertical-pos="middle" style:vertical-rel="text" fo:background-color="#e6e6e6" style:background-transparency="0%" draw:fill="solid" draw:fill-color="#e6e6e6" draw:opacity="100%" fo:padding="0.0591in" fo:border="1.5pt solid #666666" style:shadow="none" draw:shadow-opacity="100%">
        <style:columns fo:column-count="1" fo:column-gap="0in"/>
      </style:graphic-properties>
    </style:style>
    <style:style style:name="Art_5f_box_5f_2col_5f_bas" style:display-name="Art_box_2col_bas" style:family="graphic" style:parent-style-name="Art_5f_box_5f_2col_5f_haut">
      <style:graphic-properties svg:width="6.9689in" fo:min-height="1.5752in" text:anchor-type="page" svg:y="0in" fo:margin-top="0.0783in" fo:margin-bottom="0in" style:vertical-pos="bottom" style:vertical-rel="page-content" fo:background-color="#e6e6e6" style:background-transparency="0%" draw:fill="solid" draw:fill-color="#e6e6e6" dra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rt_5f_numérotation" style:display-name="Art_numérotation">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472in" fo:text-indent="-0.2362in" fo:margin-left="0.472in"/>
        </style:list-level-properties>
      </text:list-level-style-number>
      <text:list-level-style-number text:level="3" style:num-suffix="." style:num-format="1">
        <style:list-level-properties text:list-level-position-and-space-mode="label-alignment">
          <style:list-level-label-alignment text:label-followed-by="listtab" text:list-tab-stop-position="0.7083in" fo:text-indent="-0.4728in" fo:margin-left="0.9453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puce" style:display-name="Art_puc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6846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Art_5f_annot_5f_ref1" style:display-name="Art_annot_ref1">
      <text:list-level-style-number text:level="1" text:style-name="Numbering_20_Symbols" style:num-prefix="●" style:num-format="" text:start-value="0">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annot_5f_ref2" style:display-name="Art_annot_ref2">
      <text:list-level-style-number text:level="1" text:style-name="Numbering_20_Symbols" style:num-prefix="●" style:num-suffix="●" style:num-format="">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prefix="●"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t_5f_en_5f_tête">
      <style:text-properties fo:language="en" fo:country="US" officeooo:paragraph-rsid="0121a09a"/>
    </style:style>
    <style:style style:name="MP2" style:family="paragraph" style:parent-style-name="Art_5f_pied_5f_de_5f_page">
      <style:text-properties fo:language="en" fo:country="US"/>
    </style:style>
    <style:style style:name="M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MP4" style:family="paragraph" style:parent-style-name="Art_5f_pied_5f_de_5f_page">
      <loext:graphic-properties draw:fill="solid" draw:fill-color="#b84700" draw:opacity="100%"/>
      <style:paragraph-properties fo:background-color="#b84700"/>
      <style:text-properties fo:language="en" fo:country="US"/>
    </style:style>
    <style:style style:name="MP5" style:family="paragraph" style:parent-style-name="Art_5f_en_5f_tête">
      <style:text-properties fo:language="en" fo:country="US"/>
    </style:style>
    <style:style style:name="MT1" style:family="text">
      <style:text-properties officeooo:rsid="0121a09a"/>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a951fc" style:font-size-asian="10pt" style:font-style-asian="italic" style:font-size-complex="10pt" style:font-style-complex="italic"/>
    </style:style>
    <style:style style:name="MT5" style:family="text">
      <style:text-properties officeooo:rsid="01c07f62"/>
    </style:style>
    <style:style style:name="MT6"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MT7" style:family="text">
      <style:text-properties fo:font-size="10pt" fo:font-style="italic" officeooo:rsid="001d68f3" style:font-size-asian="10pt" style:font-style-asian="italic" style:font-size-complex="10pt" style:font-style-complex="italic"/>
    </style:style>
    <style:style style:name="MT8" style:family="text">
      <style:text-properties officeooo:rsid="00120e5b"/>
    </style:style>
    <style:style style:name="MT9"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118in" fo:margin-bottom="0.5118in" fo:margin-left="0.6299in" fo:margin-right="0.629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2" fo:column-gap="0.1957in">
          <style:column style:rel-width="32767*" fo:start-indent="0in" fo:end-indent="0.098in"/>
          <style:column style:rel-width="32768*" fo:start-indent="0.098in" fo:end-indent="0in"/>
        </style:columns>
        <style:footnote-sep style:width="0.0035in" style:distance-before-sep="0.0398in" style:distance-after-sep="0.0398in" style:line-style="none" style:adjustment="left" style:rel-width="25%" style:color="#000000"/>
      </style:page-layout-properties>
      <style:header-style>
        <style:header-footer-properties fo:min-height="0.2953in" fo:margin-left="0in" fo:margin-right="0in" fo:margin-bottom="0.1181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style:page-layout style:name="Mpm5">
      <style:page-layout-properties fo:page-width="8.2681in" fo:page-height="11.6929in" style:num-format="1" style:print-orientation="portrait" fo:margin-top="0.5118in" fo:margin-bottom="0.5118in" fo:margin-left="0.6299in" fo:margin-right="0.6299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953in" fo:margin-left="0in" fo:margin-right="0in" fo:margin-bottom="0.1181in" fo:border="none" fo:padding="0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number:date-style style:name="N10121" number:language="en" number:country="US" number:title="Défini par l'utilisateur">
      <number:month number:textual="true"/>
      <number:text> </number:text>
      <number:year number:style="long"/>
    </number:date-style>
  </office:automatic-styles>
  <office:master-styles>
    <style:master-page style:name="Standard" style:page-layout-name="Mpm1">
      <style:header>
        <text:p text:style-name="MP1"><text:page-number text:select-page="current">0</text:page-number> / <text:page-count>1</text:page-count><text:tab/><text:span text:style-name="MT1">From detection to interpretation of epistasis</text:span><text:span text:style-name="MT2">.</text:span><text:span text:style-name="MT3"> </text:span><text:span text:style-name="MT4">T. Latrille</text:span></text:p>
      </style:header>
      <style:footer>
        <text:p text:style-name="MP2"><text:tab/>Ecole Normale Supérieure de Lyon<text:tab/>Master BioSciences, <text:date style:data-style-name="N10121" text:date-value="2013-12-01T16:50:27.910000132" text:fixed="true">Dec 2013</text:date></text:p>
      </style:footer>
    </style:master-page>
    <style:master-page style:name="HTML" style:page-layout-name="Mpm2"/>
    <style:master-page style:name="Envelope" style:page-layout-name="Mpm3"/>
    <style:master-page style:name="Art_5f_page_5f_2col" style:display-name="Art_page_2col" style:page-layout-name="Mpm4">
      <style:header>
        <text:p text:style-name="MP3"><text:page-number text:select-page="current">1</text:page-number> / <text:page-count>1</text:page-count><text:tab/><text:span text:style-name="MT5">Phylogenetic codon models</text:span><text:span text:style-name="MT6">.</text:span><text:span text:style-name="MT3"> </text:span><text:span text:style-name="MT7">T. Latrille</text:span></text:p>
      </style:header>
      <style:footer>
        <text:p text:style-name="MP4"><text:tab/>Ecole Normale Supérieure de Lyon<text:tab/>BioSciences <text:span text:style-name="MT8">Master R</text:span>eviews, <text:span text:style-name="MT5">December 2016</text:span></text:p>
      </style:footer>
    </style:master-page>
    <style:master-page style:name="Art_5f_page_5f_1col" style:display-name="Art_page_1col" style:page-layout-name="Mpm5">
      <style:header>
        <text:p text:style-name="MP5"><text:page-number text:select-page="current">0</text:page-number> / <text:page-count>1</text:page-count><text:tab/><text:span text:style-name="MT2">Titre court.</text:span> <text:span text:style-name="MT9">Initiale_prénom. Nom.</text:span></text:p>
      </style:header>
      <style:footer>
        <text:p text:style-name="MP2"><text:tab/>Ecole Normale Supérieure de Lyon<text:tab/>Master BioSciences, <text:date style:data-style-name="N10121" text:date-value="2013-12-01T16:50:27.910000132" text:fixed="true">Dec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50:29.16</meta:creation-date>
    <meta:editing-duration>P2DT10H9M50S</meta:editing-duration>
    <meta:editing-cycles>434</meta:editing-cycles>
    <meta:generator>LibreOffice/5.1.4.2$Linux_X86_64 LibreOffice_project/10m0$Build-2</meta:generator>
    <dc:title>Art_BioSciences.ott</dc:title>
    <dc:date>2016-12-05T17:20:13.876047707</dc:date>
    <meta:document-statistic meta:table-count="0" meta:image-count="0" meta:object-count="0" meta:page-count="1" meta:paragraph-count="33" meta:word-count="771" meta:character-count="5318" meta:non-whitespace-character-count="4576"/>
    <meta:user-defined meta:name="Info 1"/>
    <meta:user-defined meta:name="Info 2"/>
    <meta:user-defined meta:name="Info 3"/>
    <meta:user-defined meta:name="Info 4"/>
    <meta:user-defined meta:name="ZOTERO_PREF_1" meta:value-type="string">&lt;data data-version="3" zotero-version="4.0.29.10"&gt;&lt;session id="XVQq3kJU"/&gt;&lt;style id="http://www.zotero.org/styles/current-opinion-doi-PMID-PMCID" hasBibliography="1" bibliographyStyleHasBeenSet="1"/&gt;&lt;prefs&gt;&lt;pref name="fieldType" value="ReferenceMark"/&gt;&lt;pr</meta:user-defined>
    <meta:user-defined meta:name="ZOTERO_PREF_2" meta:value-type="string">ef name="storeReferences" value="true"/&gt;&lt;pref name="automaticJournalAbbreviations" value="true"/&gt;&lt;pref name="noteType" value=""/&gt;&lt;/prefs&gt;&lt;/data&gt;</meta:user-defined>
  </office:meta>
</office:document-meta>
</file>